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397.13mm" svg:height="218.25mm" svg:x="293.2mm" svg:y="111.38mm">
            <loext:p draw:notify-on-update-of-ranges="Tabelle1.B2:Tabelle1.B73 Tabelle1.B1:Tabelle1.B1 Tabelle1.A2:Tabelle1.A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emperatur</text:p>
          </table:table-cell>
          <table:table-cell office:value-type="string" calcext:value-type="string">
            <text:p>spannung</text:p>
          </table:table-cell>
          <table:table-cell/>
          <table:table-cell office:value-type="string" calcext:value-type="string">
            <text:p>trendlinie2. Grad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Trend 3.grad</text:p>
          </table:table-cell>
          <table:table-cell office:value-type="string" calcext:value-type="string">
            <text:p>diff</text:p>
          </table:table-cell>
          <table:table-cell table:number-columns-repeated="2"/>
          <table:table-cell office:value-type="string" calcext:value-type="string">
            <text:p>Trend Grad 3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43" calcext:value-type="float">
            <text:p>2,43</text:p>
          </table:table-cell>
          <table:table-cell/>
          <table:table-cell table:formula="of:=-0.0003242018*[.A2]*[.A2]+0.0787922705*[.A2]-0.1464283877" office:value-type="float" office:value="2.433359224" calcext:value-type="float">
            <text:p>2,433359224</text:p>
          </table:table-cell>
          <table:table-cell table:formula="of:=[.B2]-[.D2]" office:value-type="float" office:value="-0.00335922399999999" calcext:value-type="float">
            <text:p>-0,003359224</text:p>
          </table:table-cell>
          <table:table-cell/>
          <table:table-cell table:formula="of:= 0.000000746848233195725*[.A2]*[.A2]*[.A2]-0.0004911224*[.A2]*[.A2]+0.0906473659*[.A2]-0.4119990306" office:value-type="float" office:value="2.42055335944494" calcext:value-type="float">
            <text:p>2,4205533594</text:p>
          </table:table-cell>
          <table:table-cell table:formula="of:=[.B2]-[.G2]" office:value-type="float" office:value="0.00944664055506284" calcext:value-type="float">
            <text:p>0,0094466406</text:p>
          </table:table-cell>
          <table:table-cell table:number-columns-repeated="2"/>
          <table:table-cell table:formula="of:=6.3253112423*[.B2]*[.B2]*[.B2]-57.5722331623*[.B2]*[.B2]+194.9223589084*[.B2]-186.5170899644" office:value-type="float" office:value="37.9472653447639" calcext:value-type="float">
            <text:p>37,9472653448</text:p>
          </table:table-cell>
          <table:table-cell table:formula="of:=[.A2]-[.K2]" office:value-type="float" office:value="1.05273465523609" calcext:value-type="float">
            <text:p>1,0527346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48" calcext:value-type="float">
            <text:p>2,48</text:p>
          </table:table-cell>
          <table:table-cell/>
          <table:table-cell table:formula="of:=-0.0003242018*[.A3]*[.A3]+0.0787922705*[.A3]-0.1464283877" office:value-type="float" office:value="2.4865395523" calcext:value-type="float">
            <text:p>2,4865395523</text:p>
          </table:table-cell>
          <table:table-cell table:formula="of:=[.B3]-[.D3]" office:value-type="float" office:value="-0.00653955230000003" calcext:value-type="float">
            <text:p>-0,0065395523</text:p>
          </table:table-cell>
          <table:table-cell/>
          <table:table-cell table:formula="of:= 0.000000746848233195725*[.A3]*[.A3]*[.A3]-0.0004911224*[.A3]*[.A3]+0.0906473659*[.A3]-0.4119990306" office:value-type="float" office:value="2.47589805232453" calcext:value-type="float">
            <text:p>2,4758980523</text:p>
          </table:table-cell>
          <table:table-cell table:formula="of:=[.B3]-[.G3]" office:value-type="float" office:value="0.00410194767547356" calcext:value-type="float">
            <text:p>0,0041019477</text:p>
          </table:table-cell>
          <table:table-cell table:number-columns-repeated="2"/>
          <table:table-cell table:formula="of:=6.3253112423*[.B3]*[.B3]*[.B3]-57.5722331623*[.B3]*[.B3]+194.9223589084*[.B3]-186.5170899644" office:value-type="float" office:value="39.2780190633342" calcext:value-type="float">
            <text:p>39,2780190633</text:p>
          </table:table-cell>
          <table:table-cell table:formula="of:=[.A3]-[.K3]" office:value-type="float" office:value="0.72198093666583" calcext:value-type="float">
            <text:p>0,72198093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54" calcext:value-type="float">
            <text:p>2,54</text:p>
          </table:table-cell>
          <table:table-cell/>
          <table:table-cell table:formula="of:=-0.0003242018*[.A4]*[.A4]+0.0787922705*[.A4]-0.1464283877" office:value-type="float" office:value="2.539071477" calcext:value-type="float">
            <text:p>2,539071477</text:p>
          </table:table-cell>
          <table:table-cell table:formula="of:=[.B4]-[.D4]" office:value-type="float" office:value="0.000928523000000236" calcext:value-type="float">
            <text:p>0,000928523</text:p>
          </table:table-cell>
          <table:table-cell/>
          <table:table-cell table:formula="of:= 0.000000746848233195725*[.A4]*[.A4]*[.A4]-0.0004911224*[.A4]*[.A4]+0.0906473659*[.A4]-0.4119990306" office:value-type="float" office:value="2.53043974398008" calcext:value-type="float">
            <text:p>2,530439744</text:p>
          </table:table-cell>
          <table:table-cell table:formula="of:=[.B4]-[.G4]" office:value-type="float" office:value="0.00956025601991772" calcext:value-type="float">
            <text:p>0,009560256</text:p>
          </table:table-cell>
          <table:table-cell table:number-columns-repeated="2"/>
          <table:table-cell table:formula="of:=6.3253112423*[.B4]*[.B4]*[.B4]-57.5722331623*[.B4]*[.B4]+194.9223589084*[.B4]-186.5170899644" office:value-type="float" office:value="40.805962340531" calcext:value-type="float">
            <text:p>40,8059623405</text:p>
          </table:table-cell>
          <table:table-cell table:formula="of:=[.A4]-[.K4]" office:value-type="float" office:value="0.194037659469018" calcext:value-type="float">
            <text:p>0,19403765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-0.0003242018*[.A5]*[.A5]+0.0787922705*[.A5]-0.1464283877" office:value-type="float" office:value="2.5909549981" calcext:value-type="float">
            <text:p>2,5909549981</text:p>
          </table:table-cell>
          <table:table-cell table:formula="of:=[.B5]-[.D5]" office:value-type="float" office:value="0.00904500190000013" calcext:value-type="float">
            <text:p>0,0090450019</text:p>
          </table:table-cell>
          <table:table-cell/>
          <table:table-cell table:formula="of:= 0.000000746848233195725*[.A5]*[.A5]*[.A5]-0.0004911224*[.A5]*[.A5]+0.0906473659*[.A5]-0.4119990306" office:value-type="float" office:value="2.584182915501" calcext:value-type="float">
            <text:p>2,5841829155</text:p>
          </table:table-cell>
          <table:table-cell table:formula="of:=[.B5]-[.G5]" office:value-type="float" office:value="0.0158170844989955" calcext:value-type="float">
            <text:p>0,0158170845</text:p>
          </table:table-cell>
          <table:table-cell table:number-columns-repeated="2"/>
          <table:table-cell table:formula="of:=6.3253112423*[.B5]*[.B5]*[.B5]-57.5722331623*[.B5]*[.B5]+194.9223589084*[.B5]-186.5170899644" office:value-type="float" office:value="42.2664174149568" calcext:value-type="float">
            <text:p>42,266417415</text:p>
          </table:table-cell>
          <table:table-cell table:formula="of:=[.A5]-[.K5]" office:value-type="float" office:value="-0.266417414956834" calcext:value-type="float">
            <text:p>-0,2664174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65" calcext:value-type="float">
            <text:p>2,65</text:p>
          </table:table-cell>
          <table:table-cell/>
          <table:table-cell table:formula="of:=-0.0003242018*[.A6]*[.A6]+0.0787922705*[.A6]-0.1464283877" office:value-type="float" office:value="2.6421901156" calcext:value-type="float">
            <text:p>2,6421901156</text:p>
          </table:table-cell>
          <table:table-cell table:formula="of:=[.B6]-[.D6]" office:value-type="float" office:value="0.0078098844000003" calcext:value-type="float">
            <text:p>0,0078098844</text:p>
          </table:table-cell>
          <table:table-cell/>
          <table:table-cell table:formula="of:= 0.000000746848233195725*[.A6]*[.A6]*[.A6]-0.0004911224*[.A6]*[.A6]+0.0906473659*[.A6]-0.4119990306" office:value-type="float" office:value="2.63713204797669" calcext:value-type="float">
            <text:p>2,637132048</text:p>
          </table:table-cell>
          <table:table-cell table:formula="of:=[.B6]-[.G6]" office:value-type="float" office:value="0.0128679520233073" calcext:value-type="float">
            <text:p>0,012867952</text:p>
          </table:table-cell>
          <table:table-cell table:number-columns-repeated="2"/>
          <table:table-cell table:formula="of:=6.3253112423*[.B6]*[.B6]*[.B6]-57.5722331623*[.B6]*[.B6]+194.9223589084*[.B6]-186.5170899644" office:value-type="float" office:value="43.4378239880954" calcext:value-type="float">
            <text:p>43,4378239881</text:p>
          </table:table-cell>
          <table:table-cell table:formula="of:=[.A6]-[.K6]" office:value-type="float" office:value="-0.437823988095431" calcext:value-type="float">
            <text:p>-0,43782398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-0.0003242018*[.A7]*[.A7]+0.0787922705*[.A7]-0.1464283877" office:value-type="float" office:value="2.6927768295" calcext:value-type="float">
            <text:p>2,6927768295</text:p>
          </table:table-cell>
          <table:table-cell table:formula="of:=[.B7]-[.D7]" office:value-type="float" office:value="0.0072231705000001" calcext:value-type="float">
            <text:p>0,0072231705</text:p>
          </table:table-cell>
          <table:table-cell/>
          <table:table-cell table:formula="of:= 0.000000746848233195725*[.A7]*[.A7]*[.A7]-0.0004911224*[.A7]*[.A7]+0.0906473659*[.A7]-0.4119990306" office:value-type="float" office:value="2.68929162249654" calcext:value-type="float">
            <text:p>2,6892916225</text:p>
          </table:table-cell>
          <table:table-cell table:formula="of:=[.B7]-[.G7]" office:value-type="float" office:value="0.0107083775034558" calcext:value-type="float">
            <text:p>0,0107083775</text:p>
          </table:table-cell>
          <table:table-cell table:number-columns-repeated="2"/>
          <table:table-cell table:formula="of:=6.3253112423*[.B7]*[.B7]*[.B7]-57.5722331623*[.B7]*[.B7]+194.9223589084*[.B7]-186.5170899644" office:value-type="float" office:value="44.5728005173039" calcext:value-type="float">
            <text:p>44,5728005173</text:p>
          </table:table-cell>
          <table:table-cell table:formula="of:=[.A7]-[.K7]" office:value-type="float" office:value="-0.572800517303904" calcext:value-type="float">
            <text:p>-0,57280051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73" calcext:value-type="float">
            <text:p>2,73</text:p>
          </table:table-cell>
          <table:table-cell/>
          <table:table-cell table:formula="of:=-0.0003242018*[.A8]*[.A8]+0.0787922705*[.A8]-0.1464283877" office:value-type="float" office:value="2.7427151398" calcext:value-type="float">
            <text:p>2,7427151398</text:p>
          </table:table-cell>
          <table:table-cell table:formula="of:=[.B8]-[.D8]" office:value-type="float" office:value="-0.0127151398000001" calcext:value-type="float">
            <text:p>-0,0127151398</text:p>
          </table:table-cell>
          <table:table-cell/>
          <table:table-cell table:formula="of:= 0.000000746848233195725*[.A8]*[.A8]*[.A8]-0.0004911224*[.A8]*[.A8]+0.0906473659*[.A8]-0.4119990306" office:value-type="float" office:value="2.74066612014996" calcext:value-type="float">
            <text:p>2,7406661201</text:p>
          </table:table-cell>
          <table:table-cell table:formula="of:=[.B8]-[.G8]" office:value-type="float" office:value="-0.0106661201499598" calcext:value-type="float">
            <text:p>-0,0106661201</text:p>
          </table:table-cell>
          <table:table-cell table:number-columns-repeated="2"/>
          <table:table-cell table:formula="of:=6.3253112423*[.B8]*[.B8]*[.B8]-57.5722331623*[.B8]*[.B8]+194.9223589084*[.B8]-186.5170899644" office:value-type="float" office:value="45.2382735108502" calcext:value-type="float">
            <text:p>45,2382735109</text:p>
          </table:table-cell>
          <table:table-cell table:formula="of:=[.A8]-[.K8]" office:value-type="float" office:value="-0.238273510850206" calcext:value-type="float">
            <text:p>-0,23827351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78" calcext:value-type="float">
            <text:p>2,78</text:p>
          </table:table-cell>
          <table:table-cell/>
          <table:table-cell table:formula="of:=-0.0003242018*[.A9]*[.A9]+0.0787922705*[.A9]-0.1464283877" office:value-type="float" office:value="2.7920050465" calcext:value-type="float">
            <text:p>2,7920050465</text:p>
          </table:table-cell>
          <table:table-cell table:formula="of:=[.B9]-[.D9]" office:value-type="float" office:value="-0.0120050464999997" calcext:value-type="float">
            <text:p>-0,0120050465</text:p>
          </table:table-cell>
          <table:table-cell/>
          <table:table-cell table:formula="of:= 0.000000746848233195725*[.A9]*[.A9]*[.A9]-0.0004911224*[.A9]*[.A9]+0.0906473659*[.A9]-0.4119990306" office:value-type="float" office:value="2.79126002202634" calcext:value-type="float">
            <text:p>2,791260022</text:p>
          </table:table-cell>
          <table:table-cell table:formula="of:=[.B9]-[.G9]" office:value-type="float" office:value="-0.011260022026339" calcext:value-type="float">
            <text:p>-0,011260022</text:p>
          </table:table-cell>
          <table:table-cell table:number-columns-repeated="2"/>
          <table:table-cell table:formula="of:=6.3253112423*[.B9]*[.B9]*[.B9]-57.5722331623*[.B9]*[.B9]+194.9223589084*[.B9]-186.5170899644" office:value-type="float" office:value="46.3248294553086" calcext:value-type="float">
            <text:p>46,3248294553</text:p>
          </table:table-cell>
          <table:table-cell table:formula="of:=[.A9]-[.K9]" office:value-type="float" office:value="-0.324829455308588" calcext:value-type="float">
            <text:p>-0,32482945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83" calcext:value-type="float">
            <text:p>2,83</text:p>
          </table:table-cell>
          <table:table-cell/>
          <table:table-cell table:formula="of:=-0.0003242018*[.A10]*[.A10]+0.0787922705*[.A10]-0.1464283877" office:value-type="float" office:value="2.8406465496" calcext:value-type="float">
            <text:p>2,8406465496</text:p>
          </table:table-cell>
          <table:table-cell table:formula="of:=[.B10]-[.D10]" office:value-type="float" office:value="-0.0106465496000001" calcext:value-type="float">
            <text:p>-0,0106465496</text:p>
          </table:table-cell>
          <table:table-cell/>
          <table:table-cell table:formula="of:= 0.000000746848233195725*[.A10]*[.A10]*[.A10]-0.0004911224*[.A10]*[.A10]+0.0906473659*[.A10]-0.4119990306" office:value-type="float" office:value="2.84107780921508" calcext:value-type="float">
            <text:p>2,8410778092</text:p>
          </table:table-cell>
          <table:table-cell table:formula="of:=[.B10]-[.G10]" office:value-type="float" office:value="-0.0110778092150796" calcext:value-type="float">
            <text:p>-0,0110778092</text:p>
          </table:table-cell>
          <table:table-cell table:number-columns-repeated="2"/>
          <table:table-cell table:formula="of:=6.3253112423*[.B10]*[.B10]*[.B10]-57.5722331623*[.B10]*[.B10]+194.9223589084*[.B10]-186.5170899644" office:value-type="float" office:value="47.3872897127594" calcext:value-type="float">
            <text:p>47,3872897128</text:p>
          </table:table-cell>
          <table:table-cell table:formula="of:=[.A10]-[.K10]" office:value-type="float" office:value="-0.387289712759355" calcext:value-type="float">
            <text:p>-0,3872897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88" calcext:value-type="float">
            <text:p>2,88</text:p>
          </table:table-cell>
          <table:table-cell/>
          <table:table-cell table:formula="of:=-0.0003242018*[.A11]*[.A11]+0.0787922705*[.A11]-0.1464283877" office:value-type="float" office:value="2.8886396491" calcext:value-type="float">
            <text:p>2,8886396491</text:p>
          </table:table-cell>
          <table:table-cell table:formula="of:=[.B11]-[.D11]" office:value-type="float" office:value="-0.00863964910000048" calcext:value-type="float">
            <text:p>-0,0086396491</text:p>
          </table:table-cell>
          <table:table-cell/>
          <table:table-cell table:formula="of:= 0.000000746848233195725*[.A11]*[.A11]*[.A11]-0.0004911224*[.A11]*[.A11]+0.0906473659*[.A11]-0.4119990306" office:value-type="float" office:value="2.89012396280558" calcext:value-type="float">
            <text:p>2,8901239628</text:p>
          </table:table-cell>
          <table:table-cell table:formula="of:=[.B11]-[.G11]" office:value-type="float" office:value="-0.0101239628055816" calcext:value-type="float">
            <text:p>-0,0101239628</text:p>
          </table:table-cell>
          <table:table-cell table:number-columns-repeated="2"/>
          <table:table-cell table:formula="of:=6.3253112423*[.B11]*[.B11]*[.B11]-57.5722331623*[.B11]*[.B11]+194.9223589084*[.B11]-186.5170899644" office:value-type="float" office:value="48.4303982666343" calcext:value-type="float">
            <text:p>48,4303982666</text:p>
          </table:table-cell>
          <table:table-cell table:formula="of:=[.A11]-[.K11]" office:value-type="float" office:value="-0.430398266634256" calcext:value-type="float">
            <text:p>-0,43039826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93" calcext:value-type="float">
            <text:p>2,93</text:p>
          </table:table-cell>
          <table:table-cell/>
          <table:table-cell table:formula="of:=-0.0003242018*[.A12]*[.A12]+0.0787922705*[.A12]-0.1464283877" office:value-type="float" office:value="2.935984345" calcext:value-type="float">
            <text:p>2,935984345</text:p>
          </table:table-cell>
          <table:table-cell table:formula="of:=[.B12]-[.D12]" office:value-type="float" office:value="-0.00598434499999945" calcext:value-type="float">
            <text:p>-0,005984345</text:p>
          </table:table-cell>
          <table:table-cell/>
          <table:table-cell table:formula="of:= 0.000000746848233195725*[.A12]*[.A12]*[.A12]-0.0004911224*[.A12]*[.A12]+0.0906473659*[.A12]-0.4119990306" office:value-type="float" office:value="2.93840296388724" calcext:value-type="float">
            <text:p>2,9384029639</text:p>
          </table:table-cell>
          <table:table-cell table:formula="of:=[.B12]-[.G12]" office:value-type="float" office:value="-0.00840296388724315" calcext:value-type="float">
            <text:p>-0,0084029639</text:p>
          </table:table-cell>
          <table:table-cell table:number-columns-repeated="2"/>
          <table:table-cell table:formula="of:=6.3253112423*[.B12]*[.B12]*[.B12]-57.5722331623*[.B12]*[.B12]+194.9223589084*[.B12]-186.5170899644" office:value-type="float" office:value="49.458899100365" calcext:value-type="float">
            <text:p>49,4588991004</text:p>
          </table:table-cell>
          <table:table-cell table:formula="of:=[.A12]-[.K12]" office:value-type="float" office:value="-0.458899100365045" calcext:value-type="float">
            <text:p>-0,4588991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8" calcext:value-type="float">
            <text:p>2,98</text:p>
          </table:table-cell>
          <table:table-cell/>
          <table:table-cell table:formula="of:=-0.0003242018*[.A13]*[.A13]+0.0787922705*[.A13]-0.1464283877" office:value-type="float" office:value="2.9826806373" calcext:value-type="float">
            <text:p>2,9826806373</text:p>
          </table:table-cell>
          <table:table-cell table:formula="of:=[.B13]-[.D13]" office:value-type="float" office:value="-0.00268063730000012" calcext:value-type="float">
            <text:p>-0,0026806373</text:p>
          </table:table-cell>
          <table:table-cell/>
          <table:table-cell table:formula="of:= 0.000000746848233195725*[.A13]*[.A13]*[.A13]-0.0004911224*[.A13]*[.A13]+0.0906473659*[.A13]-0.4119990306" office:value-type="float" office:value="2.98591929354947" calcext:value-type="float">
            <text:p>2,9859192935</text:p>
          </table:table-cell>
          <table:table-cell table:formula="of:=[.B13]-[.G13]" office:value-type="float" office:value="-0.00591929354946519" calcext:value-type="float">
            <text:p>-0,0059192935</text:p>
          </table:table-cell>
          <table:table-cell table:number-columns-repeated="2"/>
          <table:table-cell table:formula="of:=6.3253112423*[.B13]*[.B13]*[.B13]-57.5722331623*[.B13]*[.B13]+194.9223589084*[.B13]-186.5170899644" office:value-type="float" office:value="50.4775361973834" calcext:value-type="float">
            <text:p>50,4775361974</text:p>
          </table:table-cell>
          <table:table-cell table:formula="of:=[.A13]-[.K13]" office:value-type="float" office:value="-0.477536197383358" calcext:value-type="float">
            <text:p>-0,47753619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02" calcext:value-type="float">
            <text:p>3,02</text:p>
          </table:table-cell>
          <table:table-cell/>
          <table:table-cell table:formula="of:=-0.0003242018*[.A14]*[.A14]+0.0787922705*[.A14]-0.1464283877" office:value-type="float" office:value="3.028728526" calcext:value-type="float">
            <text:p>3,028728526</text:p>
          </table:table-cell>
          <table:table-cell table:formula="of:=[.B14]-[.D14]" office:value-type="float" office:value="-0.00872852599999963" calcext:value-type="float">
            <text:p>-0,008728526</text:p>
          </table:table-cell>
          <table:table-cell/>
          <table:table-cell table:formula="of:= 0.000000746848233195725*[.A14]*[.A14]*[.A14]-0.0004911224*[.A14]*[.A14]+0.0906473659*[.A14]-0.4119990306" office:value-type="float" office:value="3.03267743288165" calcext:value-type="float">
            <text:p>3,0326774329</text:p>
          </table:table-cell>
          <table:table-cell table:formula="of:=[.B14]-[.G14]" office:value-type="float" office:value="-0.0126774328816461" calcext:value-type="float">
            <text:p>-0,0126774329</text:p>
          </table:table-cell>
          <table:table-cell table:number-columns-repeated="2"/>
          <table:table-cell table:formula="of:=6.3253112423*[.B14]*[.B14]*[.B14]-57.5722331623*[.B14]*[.B14]+194.9223589084*[.B14]-186.5170899644" office:value-type="float" office:value="51.2885319414313" calcext:value-type="float">
            <text:p>51,2885319414</text:p>
          </table:table-cell>
          <table:table-cell table:formula="of:=[.A14]-[.K14]" office:value-type="float" office:value="-0.288531941431302" calcext:value-type="float">
            <text:p>-0,28853194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07" calcext:value-type="float">
            <text:p>3,07</text:p>
          </table:table-cell>
          <table:table-cell/>
          <table:table-cell table:formula="of:=-0.0003242018*[.A15]*[.A15]+0.0787922705*[.A15]-0.1464283877" office:value-type="float" office:value="3.0741280111" calcext:value-type="float">
            <text:p>3,0741280111</text:p>
          </table:table-cell>
          <table:table-cell table:formula="of:=[.B15]-[.D15]" office:value-type="float" office:value="-0.00412801109999972" calcext:value-type="float">
            <text:p>-0,0041280111</text:p>
          </table:table-cell>
          <table:table-cell/>
          <table:table-cell table:formula="of:= 0.000000746848233195725*[.A15]*[.A15]*[.A15]-0.0004911224*[.A15]*[.A15]+0.0906473659*[.A15]-0.4119990306" office:value-type="float" office:value="3.07868186297318" calcext:value-type="float">
            <text:p>3,078681863</text:p>
          </table:table-cell>
          <table:table-cell table:formula="of:=[.B15]-[.G15]" office:value-type="float" office:value="-0.00868186297318463" calcext:value-type="float">
            <text:p>-0,008681863</text:p>
          </table:table-cell>
          <table:table-cell table:number-columns-repeated="2"/>
          <table:table-cell table:formula="of:=6.3253112423*[.B15]*[.B15]*[.B15]-57.5722331623*[.B15]*[.B15]+194.9223589084*[.B15]-186.5170899644" office:value-type="float" office:value="52.3013691506154" calcext:value-type="float">
            <text:p>52,3013691506</text:p>
          </table:table-cell>
          <table:table-cell table:formula="of:=[.A15]-[.K15]" office:value-type="float" office:value="-0.301369150615358" calcext:value-type="float">
            <text:p>-0,30136915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12" calcext:value-type="float">
            <text:p>3,12</text:p>
          </table:table-cell>
          <table:table-cell/>
          <table:table-cell table:formula="of:=-0.0003242018*[.A16]*[.A16]+0.0787922705*[.A16]-0.1464283877" office:value-type="float" office:value="3.1188790926" calcext:value-type="float">
            <text:p>3,1188790926</text:p>
          </table:table-cell>
          <table:table-cell table:formula="of:=[.B16]-[.D16]" office:value-type="float" office:value="0.00112090740000026" calcext:value-type="float">
            <text:p>0,0011209074</text:p>
          </table:table-cell>
          <table:table-cell/>
          <table:table-cell table:formula="of:= 0.000000746848233195725*[.A16]*[.A16]*[.A16]-0.0004911224*[.A16]*[.A16]+0.0906473659*[.A16]-0.4119990306" office:value-type="float" office:value="3.12393706491348" calcext:value-type="float">
            <text:p>3,1239370649</text:p>
          </table:table-cell>
          <table:table-cell table:formula="of:=[.B16]-[.G16]" office:value-type="float" office:value="-0.00393706491347956" calcext:value-type="float">
            <text:p>-0,0039370649</text:p>
          </table:table-cell>
          <table:table-cell table:number-columns-repeated="2"/>
          <table:table-cell table:formula="of:=6.3253112423*[.B16]*[.B16]*[.B16]-57.5722331623*[.B16]*[.B16]+194.9223589084*[.B16]-186.5170899644" office:value-type="float" office:value="53.3176257766957" calcext:value-type="float">
            <text:p>53,3176257767</text:p>
          </table:table-cell>
          <table:table-cell table:formula="of:=[.A16]-[.K16]" office:value-type="float" office:value="-0.317625776695706" calcext:value-type="float">
            <text:p>-0,31762577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16" calcext:value-type="float">
            <text:p>3,16</text:p>
          </table:table-cell>
          <table:table-cell/>
          <table:table-cell table:formula="of:=-0.0003242018*[.A17]*[.A17]+0.0787922705*[.A17]-0.1464283877" office:value-type="float" office:value="3.1629817705" calcext:value-type="float">
            <text:p>3,1629817705</text:p>
          </table:table-cell>
          <table:table-cell table:formula="of:=[.B17]-[.D17]" office:value-type="float" office:value="-0.00298177049999993" calcext:value-type="float">
            <text:p>-0,0029817705</text:p>
          </table:table-cell>
          <table:table-cell/>
          <table:table-cell table:formula="of:= 0.000000746848233195725*[.A17]*[.A17]*[.A17]-0.0004911224*[.A17]*[.A17]+0.0906473659*[.A17]-0.4119990306" office:value-type="float" office:value="3.16844751979193" calcext:value-type="float">
            <text:p>3,1684475198</text:p>
          </table:table-cell>
          <table:table-cell table:formula="of:=[.B17]-[.G17]" office:value-type="float" office:value="-0.00844751979193159" calcext:value-type="float">
            <text:p>-0,0084475198</text:p>
          </table:table-cell>
          <table:table-cell table:number-columns-repeated="2"/>
          <table:table-cell table:formula="of:=6.3253112423*[.B17]*[.B17]*[.B17]-57.5722331623*[.B17]*[.B17]+194.9223589084*[.B17]-186.5170899644" office:value-type="float" office:value="54.1362810145915" calcext:value-type="float">
            <text:p>54,1362810146</text:p>
          </table:table-cell>
          <table:table-cell table:formula="of:=[.A17]-[.K17]" office:value-type="float" office:value="-0.136281014591532" calcext:value-type="float">
            <text:p>-0,13628101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-0.0003242018*[.A18]*[.A18]+0.0787922705*[.A18]-0.1464283877" office:value-type="float" office:value="3.2064360448" calcext:value-type="float">
            <text:p>3,2064360448</text:p>
          </table:table-cell>
          <table:table-cell table:formula="of:=[.B18]-[.D18]" office:value-type="float" office:value="-0.00643604480000004" calcext:value-type="float">
            <text:p>-0,0064360448</text:p>
          </table:table-cell>
          <table:table-cell/>
          <table:table-cell table:formula="of:= 0.000000746848233195725*[.A18]*[.A18]*[.A18]-0.0004911224*[.A18]*[.A18]+0.0906473659*[.A18]-0.4119990306" office:value-type="float" office:value="3.21221770869794" calcext:value-type="float">
            <text:p>3,2122177087</text:p>
          </table:table-cell>
          <table:table-cell table:formula="of:=[.B18]-[.G18]" office:value-type="float" office:value="-0.0122177086979387" calcext:value-type="float">
            <text:p>-0,0122177087</text:p>
          </table:table-cell>
          <table:table-cell table:number-columns-repeated="2"/>
          <table:table-cell table:formula="of:=6.3253112423*[.B18]*[.B18]*[.B18]-57.5722331623*[.B18]*[.B18]+194.9223589084*[.B18]-186.5170899644" office:value-type="float" office:value="54.9625897482146" calcext:value-type="float">
            <text:p>54,9625897482</text:p>
          </table:table-cell>
          <table:table-cell table:formula="of:=[.A18]-[.K18]" office:value-type="float" office:value="0.0374102517854453" calcext:value-type="float">
            <text:p>0,03741025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24" calcext:value-type="float">
            <text:p>3,24</text:p>
          </table:table-cell>
          <table:table-cell/>
          <table:table-cell table:formula="of:=-0.0003242018*[.A19]*[.A19]+0.0787922705*[.A19]-0.1464283877" office:value-type="float" office:value="3.2492419155" calcext:value-type="float">
            <text:p>3,2492419155</text:p>
          </table:table-cell>
          <table:table-cell table:formula="of:=[.B19]-[.D19]" office:value-type="float" office:value="-0.0092419154999992" calcext:value-type="float">
            <text:p>-0,0092419155</text:p>
          </table:table-cell>
          <table:table-cell/>
          <table:table-cell table:formula="of:= 0.000000746848233195725*[.A19]*[.A19]*[.A19]-0.0004911224*[.A19]*[.A19]+0.0906473659*[.A19]-0.4119990306" office:value-type="float" office:value="3.2552521127209" calcext:value-type="float">
            <text:p>3,2552521127</text:p>
          </table:table-cell>
          <table:table-cell table:formula="of:=[.B19]-[.G19]" office:value-type="float" office:value="-0.0152521127209" calcext:value-type="float">
            <text:p>-0,0152521127</text:p>
          </table:table-cell>
          <table:table-cell table:number-columns-repeated="2"/>
          <table:table-cell table:formula="of:=6.3253112423*[.B19]*[.B19]*[.B19]-57.5722331623*[.B19]*[.B19]+194.9223589084*[.B19]-186.5170899644" office:value-type="float" office:value="55.7989808970814" calcext:value-type="float">
            <text:p>55,7989808971</text:p>
          </table:table-cell>
          <table:table-cell table:formula="of:=[.A19]-[.K19]" office:value-type="float" office:value="0.201019102918622" calcext:value-type="float">
            <text:p>0,20101910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29" calcext:value-type="float">
            <text:p>3,29</text:p>
          </table:table-cell>
          <table:table-cell/>
          <table:table-cell table:formula="of:=-0.0003242018*[.A20]*[.A20]+0.0787922705*[.A20]-0.1464283877" office:value-type="float" office:value="3.2913993826" calcext:value-type="float">
            <text:p>3,2913993826</text:p>
          </table:table-cell>
          <table:table-cell table:formula="of:=[.B20]-[.D20]" office:value-type="float" office:value="-0.00139938259999939" calcext:value-type="float">
            <text:p>-0,0013993826</text:p>
          </table:table-cell>
          <table:table-cell/>
          <table:table-cell table:formula="of:= 0.000000746848233195725*[.A20]*[.A20]*[.A20]-0.0004911224*[.A20]*[.A20]+0.0906473659*[.A20]-0.4119990306" office:value-type="float" office:value="3.29755521295022" calcext:value-type="float">
            <text:p>3,297555213</text:p>
          </table:table-cell>
          <table:table-cell table:formula="of:=[.B20]-[.G20]" office:value-type="float" office:value="-0.00755521295021522" calcext:value-type="float">
            <text:p>-0,007555213</text:p>
          </table:table-cell>
          <table:table-cell table:number-columns-repeated="2"/>
          <table:table-cell table:formula="of:=6.3253112423*[.B20]*[.B20]*[.B20]-57.5722331623*[.B20]*[.B20]+194.9223589084*[.B20]-186.5170899644" office:value-type="float" office:value="56.862348536679" calcext:value-type="float">
            <text:p>56,8623485367</text:p>
          </table:table-cell>
          <table:table-cell table:formula="of:=[.A20]-[.K20]" office:value-type="float" office:value="0.137651463320992" calcext:value-type="float">
            <text:p>0,13765146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33" calcext:value-type="float">
            <text:p>3,33</text:p>
          </table:table-cell>
          <table:table-cell/>
          <table:table-cell table:formula="of:=-0.0003242018*[.A21]*[.A21]+0.0787922705*[.A21]-0.1464283877" office:value-type="float" office:value="3.3329084461" calcext:value-type="float">
            <text:p>3,3329084461</text:p>
          </table:table-cell>
          <table:table-cell table:formula="of:=[.B21]-[.D21]" office:value-type="float" office:value="-0.00290844609999974" calcext:value-type="float">
            <text:p>-0,0029084461</text:p>
          </table:table-cell>
          <table:table-cell/>
          <table:table-cell table:formula="of:= 0.000000746848233195725*[.A21]*[.A21]*[.A21]-0.0004911224*[.A21]*[.A21]+0.0906473659*[.A21]-0.4119990306" office:value-type="float" office:value="3.33913149047528" calcext:value-type="float">
            <text:p>3,3391314905</text:p>
          </table:table-cell>
          <table:table-cell table:formula="of:=[.B21]-[.G21]" office:value-type="float" office:value="-0.00913149047528394" calcext:value-type="float">
            <text:p>-0,0091314905</text:p>
          </table:table-cell>
          <table:table-cell table:number-columns-repeated="2"/>
          <table:table-cell table:formula="of:=6.3253112423*[.B21]*[.B21]*[.B21]-57.5722331623*[.B21]*[.B21]+194.9223589084*[.B21]-186.5170899644" office:value-type="float" office:value="57.7303058568294" calcext:value-type="float">
            <text:p>57,7303058568</text:p>
          </table:table-cell>
          <table:table-cell table:formula="of:=[.A21]-[.K21]" office:value-type="float" office:value="0.269694143170625" calcext:value-type="float">
            <text:p>0,26969414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38" calcext:value-type="float">
            <text:p>3,38</text:p>
          </table:table-cell>
          <table:table-cell/>
          <table:table-cell table:formula="of:=-0.0003242018*[.A22]*[.A22]+0.0787922705*[.A22]-0.1464283877" office:value-type="float" office:value="3.373769106" calcext:value-type="float">
            <text:p>3,373769106</text:p>
          </table:table-cell>
          <table:table-cell table:formula="of:=[.B22]-[.D22]" office:value-type="float" office:value="0.00623089400000021" calcext:value-type="float">
            <text:p>0,006230894</text:p>
          </table:table-cell>
          <table:table-cell/>
          <table:table-cell table:formula="of:= 0.000000746848233195725*[.A22]*[.A22]*[.A22]-0.0004911224*[.A22]*[.A22]+0.0906473659*[.A22]-0.4119990306" office:value-type="float" office:value="3.3799854263855" calcext:value-type="float">
            <text:p>3,3799854264</text:p>
          </table:table-cell>
          <table:table-cell table:formula="of:=[.B22]-[.G22]" office:value-type="float" office:value="0.0000145736144951947" calcext:value-type="float">
            <text:p>1,45736144951947E-05</text:p>
          </table:table-cell>
          <table:table-cell table:number-columns-repeated="2"/>
          <table:table-cell table:formula="of:=6.3253112423*[.B22]*[.B22]*[.B22]-57.5722331623*[.B22]*[.B22]+194.9223589084*[.B22]-186.5170899644" office:value-type="float" office:value="58.8408164636904" calcext:value-type="float">
            <text:p>58,8408164637</text:p>
          </table:table-cell>
          <table:table-cell table:formula="of:=[.A22]-[.K22]" office:value-type="float" office:value="0.15918353630957" calcext:value-type="float">
            <text:p>0,15918353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43" calcext:value-type="float">
            <text:p>3,43</text:p>
          </table:table-cell>
          <table:table-cell/>
          <table:table-cell table:formula="of:=-0.0003242018*[.A23]*[.A23]+0.0787922705*[.A23]-0.1464283877" office:value-type="float" office:value="3.4139813623" calcext:value-type="float">
            <text:p>3,4139813623</text:p>
          </table:table-cell>
          <table:table-cell table:formula="of:=[.B23]-[.D23]" office:value-type="float" office:value="0.0160186377000002" calcext:value-type="float">
            <text:p>0,0160186377</text:p>
          </table:table-cell>
          <table:table-cell/>
          <table:table-cell table:formula="of:= 0.000000746848233195725*[.A23]*[.A23]*[.A23]-0.0004911224*[.A23]*[.A23]+0.0906473659*[.A23]-0.4119990306" office:value-type="float" office:value="3.42012150177028" calcext:value-type="float">
            <text:p>3,4201215018</text:p>
          </table:table-cell>
          <table:table-cell table:formula="of:=[.B23]-[.G23]" office:value-type="float" office:value="0.00987849822972375" calcext:value-type="float">
            <text:p>0,0098784982</text:p>
          </table:table-cell>
          <table:table-cell table:number-columns-repeated="2"/>
          <table:table-cell table:formula="of:=6.3253112423*[.B23]*[.B23]*[.B23]-57.5722331623*[.B23]*[.B23]+194.9223589084*[.B23]-186.5170899644" office:value-type="float" office:value="59.9841591847248" calcext:value-type="float">
            <text:p>59,9841591847</text:p>
          </table:table-cell>
          <table:table-cell table:formula="of:=[.A23]-[.K23]" office:value-type="float" office:value="0.0158408152752259" calcext:value-type="float">
            <text:p>0,01584081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46" calcext:value-type="float">
            <text:p>3,46</text:p>
          </table:table-cell>
          <table:table-cell/>
          <table:table-cell table:formula="of:=-0.0003242018*[.A24]*[.A24]+0.0787922705*[.A24]-0.1464283877" office:value-type="float" office:value="3.453545215" calcext:value-type="float">
            <text:p>3,453545215</text:p>
          </table:table-cell>
          <table:table-cell table:formula="of:=[.B24]-[.D24]" office:value-type="float" office:value="0.00645478499999985" calcext:value-type="float">
            <text:p>0,006454785</text:p>
          </table:table-cell>
          <table:table-cell/>
          <table:table-cell table:formula="of:= 0.000000746848233195725*[.A24]*[.A24]*[.A24]-0.0004911224*[.A24]*[.A24]+0.0906473659*[.A24]-0.4119990306" office:value-type="float" office:value="3.459544197719" calcext:value-type="float">
            <text:p>3,4595441977</text:p>
          </table:table-cell>
          <table:table-cell table:formula="of:=[.B24]-[.G24]" office:value-type="float" office:value="0.000455802281001727" calcext:value-type="float">
            <text:p>0,0004558023</text:p>
          </table:table-cell>
          <table:table-cell table:number-columns-repeated="2"/>
          <table:table-cell table:formula="of:=6.3253112423*[.B24]*[.B24]*[.B24]-57.5722331623*[.B24]*[.B24]+194.9223589084*[.B24]-186.5170899644" office:value-type="float" office:value="60.687897729256" calcext:value-type="float">
            <text:p>60,6878977293</text:p>
          </table:table-cell>
          <table:table-cell table:formula="of:=[.A24]-[.K24]" office:value-type="float" office:value="0.312102270744049" calcext:value-type="float">
            <text:p>0,31210227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-0.0003242018*[.A25]*[.A25]+0.0787922705*[.A25]-0.1464283877" office:value-type="float" office:value="3.4924606641" calcext:value-type="float">
            <text:p>3,4924606641</text:p>
          </table:table-cell>
          <table:table-cell table:formula="of:=[.B25]-[.D25]" office:value-type="float" office:value="0.00753933590000022" calcext:value-type="float">
            <text:p>0,0075393359</text:p>
          </table:table-cell>
          <table:table-cell/>
          <table:table-cell table:formula="of:= 0.000000746848233195725*[.A25]*[.A25]*[.A25]-0.0004911224*[.A25]*[.A25]+0.0906473659*[.A25]-0.4119990306" office:value-type="float" office:value="3.49825799532107" calcext:value-type="float">
            <text:p>3,4982579953</text:p>
          </table:table-cell>
          <table:table-cell table:formula="of:=[.B25]-[.G25]" office:value-type="float" office:value="0.00174200467892893" calcext:value-type="float">
            <text:p>0,0017420047</text:p>
          </table:table-cell>
          <table:table-cell table:number-columns-repeated="2"/>
          <table:table-cell table:formula="of:=6.3253112423*[.B25]*[.B25]*[.B25]-57.5722331623*[.B25]*[.B25]+194.9223589084*[.B25]-186.5170899644" office:value-type="float" office:value="61.6490294904375" calcext:value-type="float">
            <text:p>61,6490294904</text:p>
          </table:table-cell>
          <table:table-cell table:formula="of:=[.A25]-[.K25]" office:value-type="float" office:value="0.350970509562501" calcext:value-type="float">
            <text:p>0,35097050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54" calcext:value-type="float">
            <text:p>3,54</text:p>
          </table:table-cell>
          <table:table-cell/>
          <table:table-cell table:formula="of:=-0.0003242018*[.A26]*[.A26]+0.0787922705*[.A26]-0.1464283877" office:value-type="float" office:value="3.5307277096" calcext:value-type="float">
            <text:p>3,5307277096</text:p>
          </table:table-cell>
          <table:table-cell table:formula="of:=[.B26]-[.D26]" office:value-type="float" office:value="0.00927229040000066" calcext:value-type="float">
            <text:p>0,0092722904</text:p>
          </table:table-cell>
          <table:table-cell/>
          <table:table-cell table:formula="of:= 0.000000746848233195725*[.A26]*[.A26]*[.A26]-0.0004911224*[.A26]*[.A26]+0.0906473659*[.A26]-0.4119990306" office:value-type="float" office:value="3.53626737566589" calcext:value-type="float">
            <text:p>3,5362673757</text:p>
          </table:table-cell>
          <table:table-cell table:formula="of:=[.B26]-[.G26]" office:value-type="float" office:value="0.0037326243341087" calcext:value-type="float">
            <text:p>0,0037326243</text:p>
          </table:table-cell>
          <table:table-cell table:number-columns-repeated="2"/>
          <table:table-cell table:formula="of:=6.3253112423*[.B26]*[.B26]*[.B26]-57.5722331623*[.B26]*[.B26]+194.9223589084*[.B26]-186.5170899644" office:value-type="float" office:value="62.6384605632411" calcext:value-type="float">
            <text:p>62,6384605632</text:p>
          </table:table-cell>
          <table:table-cell table:formula="of:=[.A26]-[.K26]" office:value-type="float" office:value="0.361539436758903" calcext:value-type="float">
            <text:p>0,36153943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58" calcext:value-type="float">
            <text:p>3,58</text:p>
          </table:table-cell>
          <table:table-cell/>
          <table:table-cell table:formula="of:=-0.0003242018*[.A27]*[.A27]+0.0787922705*[.A27]-0.1464283877" office:value-type="float" office:value="3.5683463515" calcext:value-type="float">
            <text:p>3,5683463515</text:p>
          </table:table-cell>
          <table:table-cell table:formula="of:=[.B27]-[.D27]" office:value-type="float" office:value="0.0116536485000003" calcext:value-type="float">
            <text:p>0,0116536485</text:p>
          </table:table-cell>
          <table:table-cell/>
          <table:table-cell table:formula="of:= 0.000000746848233195725*[.A27]*[.A27]*[.A27]-0.0004911224*[.A27]*[.A27]+0.0906473659*[.A27]-0.4119990306" office:value-type="float" office:value="3.57357681984286" calcext:value-type="float">
            <text:p>3,5735768198</text:p>
          </table:table-cell>
          <table:table-cell table:formula="of:=[.B27]-[.G27]" office:value-type="float" office:value="0.00642318015714016" calcext:value-type="float">
            <text:p>0,0064231802</text:p>
          </table:table-cell>
          <table:table-cell table:number-columns-repeated="2"/>
          <table:table-cell table:formula="of:=6.3253112423*[.B27]*[.B27]*[.B27]-57.5722331623*[.B27]*[.B27]+194.9223589084*[.B27]-186.5170899644" office:value-type="float" office:value="63.6586198671833" calcext:value-type="float">
            <text:p>63,6586198672</text:p>
          </table:table-cell>
          <table:table-cell table:formula="of:=[.A27]-[.K27]" office:value-type="float" office:value="0.341380132816653" calcext:value-type="float">
            <text:p>0,34138013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61" calcext:value-type="float">
            <text:p>3,61</text:p>
          </table:table-cell>
          <table:table-cell/>
          <table:table-cell table:formula="of:=-0.0003242018*[.A28]*[.A28]+0.0787922705*[.A28]-0.1464283877" office:value-type="float" office:value="3.6053165898" calcext:value-type="float">
            <text:p>3,6053165898</text:p>
          </table:table-cell>
          <table:table-cell table:formula="of:=[.B28]-[.D28]" office:value-type="float" office:value="0.00468341020000018" calcext:value-type="float">
            <text:p>0,0046834102</text:p>
          </table:table-cell>
          <table:table-cell/>
          <table:table-cell table:formula="of:= 0.000000746848233195725*[.A28]*[.A28]*[.A28]-0.0004911224*[.A28]*[.A28]+0.0906473659*[.A28]-0.4119990306" office:value-type="float" office:value="3.61019080894138" calcext:value-type="float">
            <text:p>3,6101908089</text:p>
          </table:table-cell>
          <table:table-cell table:formula="of:=[.B28]-[.G28]" office:value-type="float" office:value="-0.000190808941376019" calcext:value-type="float">
            <text:p>-0,0001908089</text:p>
          </table:table-cell>
          <table:table-cell table:number-columns-repeated="2"/>
          <table:table-cell table:formula="of:=6.3253112423*[.B28]*[.B28]*[.B28]-57.5722331623*[.B28]*[.B28]+194.9223589084*[.B28]-186.5170899644" office:value-type="float" office:value="64.4453658937221" calcext:value-type="float">
            <text:p>64,4453658937</text:p>
          </table:table-cell>
          <table:table-cell table:formula="of:=[.A28]-[.K28]" office:value-type="float" office:value="0.554634106277945" calcext:value-type="float">
            <text:p>0,55463410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65" calcext:value-type="float">
            <text:p>3,65</text:p>
          </table:table-cell>
          <table:table-cell/>
          <table:table-cell table:formula="of:=-0.0003242018*[.A29]*[.A29]+0.0787922705*[.A29]-0.1464283877" office:value-type="float" office:value="3.6416384245" calcext:value-type="float">
            <text:p>3,6416384245</text:p>
          </table:table-cell>
          <table:table-cell table:formula="of:=[.B29]-[.D29]" office:value-type="float" office:value="0.0083615754999995" calcext:value-type="float">
            <text:p>0,0083615755</text:p>
          </table:table-cell>
          <table:table-cell/>
          <table:table-cell table:formula="of:= 0.000000746848233195725*[.A29]*[.A29]*[.A29]-0.0004911224*[.A29]*[.A29]+0.0906473659*[.A29]-0.4119990306" office:value-type="float" office:value="3.64611382405084" calcext:value-type="float">
            <text:p>3,6461138241</text:p>
          </table:table-cell>
          <table:table-cell table:formula="of:=[.B29]-[.G29]" office:value-type="float" office:value="0.00388617594916241" calcext:value-type="float">
            <text:p>0,0038861759</text:p>
          </table:table-cell>
          <table:table-cell table:number-columns-repeated="2"/>
          <table:table-cell table:formula="of:=6.3253112423*[.B29]*[.B29]*[.B29]-57.5722331623*[.B29]*[.B29]+194.9223589084*[.B29]-186.5170899644" office:value-type="float" office:value="65.5251441897458" calcext:value-type="float">
            <text:p>65,5251441897</text:p>
          </table:table-cell>
          <table:table-cell table:formula="of:=[.A29]-[.K29]" office:value-type="float" office:value="0.474855810254212" calcext:value-type="float">
            <text:p>0,4748558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69" calcext:value-type="float">
            <text:p>3,69</text:p>
          </table:table-cell>
          <table:table-cell/>
          <table:table-cell table:formula="of:=-0.0003242018*[.A30]*[.A30]+0.0787922705*[.A30]-0.1464283877" office:value-type="float" office:value="3.6773118556" calcext:value-type="float">
            <text:p>3,6773118556</text:p>
          </table:table-cell>
          <table:table-cell table:formula="of:=[.B30]-[.D30]" office:value-type="float" office:value="0.0126881444000007" calcext:value-type="float">
            <text:p>0,0126881444</text:p>
          </table:table-cell>
          <table:table-cell/>
          <table:table-cell table:formula="of:= 0.000000746848233195725*[.A30]*[.A30]*[.A30]-0.0004911224*[.A30]*[.A30]+0.0906473659*[.A30]-0.4119990306" office:value-type="float" office:value="3.68135034626065" calcext:value-type="float">
            <text:p>3,6813503463</text:p>
          </table:table-cell>
          <table:table-cell table:formula="of:=[.B30]-[.G30]" office:value-type="float" office:value="0.00864965373935434" calcext:value-type="float">
            <text:p>0,0086496537</text:p>
          </table:table-cell>
          <table:table-cell table:number-columns-repeated="2"/>
          <table:table-cell table:formula="of:=6.3253112423*[.B30]*[.B30]*[.B30]-57.5722331623*[.B30]*[.B30]+194.9223589084*[.B30]-186.5170899644" office:value-type="float" office:value="66.6423302455801" calcext:value-type="float">
            <text:p>66,6423302456</text:p>
          </table:table-cell>
          <table:table-cell table:formula="of:=[.A30]-[.K30]" office:value-type="float" office:value="0.357669754419874" calcext:value-type="float">
            <text:p>0,35766975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73" calcext:value-type="float">
            <text:p>3,73</text:p>
          </table:table-cell>
          <table:table-cell/>
          <table:table-cell table:formula="of:=-0.0003242018*[.A31]*[.A31]+0.0787922705*[.A31]-0.1464283877" office:value-type="float" office:value="3.7123368831" calcext:value-type="float">
            <text:p>3,7123368831</text:p>
          </table:table-cell>
          <table:table-cell table:formula="of:=[.B31]-[.D31]" office:value-type="float" office:value="0.0176631169000006" calcext:value-type="float">
            <text:p>0,0176631169</text:p>
          </table:table-cell>
          <table:table-cell/>
          <table:table-cell table:formula="of:= 0.000000746848233195725*[.A31]*[.A31]*[.A31]-0.0004911224*[.A31]*[.A31]+0.0906473659*[.A31]-0.4119990306" office:value-type="float" office:value="3.7159048566602" calcext:value-type="float">
            <text:p>3,7159048567</text:p>
          </table:table-cell>
          <table:table-cell table:formula="of:=[.B31]-[.G31]" office:value-type="float" office:value="0.0140951433398024" calcext:value-type="float">
            <text:p>0,0140951433</text:p>
          </table:table-cell>
          <table:table-cell table:number-columns-repeated="2"/>
          <table:table-cell table:formula="of:=6.3253112423*[.B31]*[.B31]*[.B31]-57.5722331623*[.B31]*[.B31]+194.9223589084*[.B31]-186.5170899644" office:value-type="float" office:value="67.7993529807422" calcext:value-type="float">
            <text:p>67,7993529807</text:p>
          </table:table-cell>
          <table:table-cell table:formula="of:=[.A31]-[.K31]" office:value-type="float" office:value="0.200647019257815" calcext:value-type="float">
            <text:p>0,20064701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75" calcext:value-type="float">
            <text:p>3,75</text:p>
          </table:table-cell>
          <table:table-cell/>
          <table:table-cell table:formula="of:=-0.0003242018*[.A32]*[.A32]+0.0787922705*[.A32]-0.1464283877" office:value-type="float" office:value="3.746713507" calcext:value-type="float">
            <text:p>3,746713507</text:p>
          </table:table-cell>
          <table:table-cell table:formula="of:=[.B32]-[.D32]" office:value-type="float" office:value="0.0032864930000005" calcext:value-type="float">
            <text:p>0,003286493</text:p>
          </table:table-cell>
          <table:table-cell/>
          <table:table-cell table:formula="of:= 0.000000746848233195725*[.A32]*[.A32]*[.A32]-0.0004911224*[.A32]*[.A32]+0.0906473659*[.A32]-0.4119990306" office:value-type="float" office:value="3.74978183633889" calcext:value-type="float">
            <text:p>3,7497818363</text:p>
          </table:table-cell>
          <table:table-cell table:formula="of:=[.B32]-[.G32]" office:value-type="float" office:value="0.00021816366110583" calcext:value-type="float">
            <text:p>0,0002181637</text:p>
          </table:table-cell>
          <table:table-cell table:number-columns-repeated="2"/>
          <table:table-cell table:formula="of:=6.3253112423*[.B32]*[.B32]*[.B32]-57.5722331623*[.B32]*[.B32]+194.9223589084*[.B32]-186.5170899644" office:value-type="float" office:value="68.3935621404203" calcext:value-type="float">
            <text:p>68,3935621404</text:p>
          </table:table-cell>
          <table:table-cell table:formula="of:=[.A32]-[.K32]" office:value-type="float" office:value="0.606437859579671" calcext:value-type="float">
            <text:p>0,60643785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79" calcext:value-type="float">
            <text:p>3,79</text:p>
          </table:table-cell>
          <table:table-cell/>
          <table:table-cell table:formula="of:=-0.0003242018*[.A33]*[.A33]+0.0787922705*[.A33]-0.1464283877" office:value-type="float" office:value="3.7804417273" calcext:value-type="float">
            <text:p>3,7804417273</text:p>
          </table:table-cell>
          <table:table-cell table:formula="of:=[.B33]-[.D33]" office:value-type="float" office:value="0.00955827270000009" calcext:value-type="float">
            <text:p>0,0095582727</text:p>
          </table:table-cell>
          <table:table-cell/>
          <table:table-cell table:formula="of:= 0.000000746848233195725*[.A33]*[.A33]*[.A33]-0.0004911224*[.A33]*[.A33]+0.0906473659*[.A33]-0.4119990306" office:value-type="float" office:value="3.78298576638613" calcext:value-type="float">
            <text:p>3,7829857664</text:p>
          </table:table-cell>
          <table:table-cell table:formula="of:=[.B33]-[.G33]" office:value-type="float" office:value="0.00701423361386633" calcext:value-type="float">
            <text:p>0,0070142336</text:p>
          </table:table-cell>
          <table:table-cell table:number-columns-repeated="2"/>
          <table:table-cell table:formula="of:=6.3253112423*[.B33]*[.B33]*[.B33]-57.5722331623*[.B33]*[.B33]+194.9223589084*[.B33]-186.5170899644" office:value-type="float" office:value="69.6148941186689" calcext:value-type="float">
            <text:p>69,6148941187</text:p>
          </table:table-cell>
          <table:table-cell table:formula="of:=[.A33]-[.K33]" office:value-type="float" office:value="0.385105881331071" calcext:value-type="float">
            <text:p>0,38510588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82" calcext:value-type="float">
            <text:p>3,82</text:p>
          </table:table-cell>
          <table:table-cell/>
          <table:table-cell table:formula="of:=-0.0003242018*[.A34]*[.A34]+0.0787922705*[.A34]-0.1464283877" office:value-type="float" office:value="3.813521544" calcext:value-type="float">
            <text:p>3,813521544</text:p>
          </table:table-cell>
          <table:table-cell table:formula="of:=[.B34]-[.D34]" office:value-type="float" office:value="0.00647845600000041" calcext:value-type="float">
            <text:p>0,006478456</text:p>
          </table:table-cell>
          <table:table-cell/>
          <table:table-cell table:formula="of:= 0.000000746848233195725*[.A34]*[.A34]*[.A34]-0.0004911224*[.A34]*[.A34]+0.0906473659*[.A34]-0.4119990306" office:value-type="float" office:value="3.81552112789132" calcext:value-type="float">
            <text:p>3,8155211279</text:p>
          </table:table-cell>
          <table:table-cell table:formula="of:=[.B34]-[.G34]" office:value-type="float" office:value="0.00447887210868503" calcext:value-type="float">
            <text:p>0,0044788721</text:p>
          </table:table-cell>
          <table:table-cell table:number-columns-repeated="2"/>
          <table:table-cell table:formula="of:=6.3253112423*[.B34]*[.B34]*[.B34]-57.5722331623*[.B34]*[.B34]+194.9223589084*[.B34]-186.5170899644" office:value-type="float" office:value="70.5608880377106" calcext:value-type="float">
            <text:p>70,5608880377</text:p>
          </table:table-cell>
          <table:table-cell table:formula="of:=[.A34]-[.K34]" office:value-type="float" office:value="0.43911196228936" calcext:value-type="float">
            <text:p>0,43911196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86" calcext:value-type="float">
            <text:p>3,86</text:p>
          </table:table-cell>
          <table:table-cell/>
          <table:table-cell table:formula="of:=-0.0003242018*[.A35]*[.A35]+0.0787922705*[.A35]-0.1464283877" office:value-type="float" office:value="3.8459529571" calcext:value-type="float">
            <text:p>3,8459529571</text:p>
          </table:table-cell>
          <table:table-cell table:formula="of:=[.B35]-[.D35]" office:value-type="float" office:value="0.0140470428999997" calcext:value-type="float">
            <text:p>0,0140470429</text:p>
          </table:table-cell>
          <table:table-cell/>
          <table:table-cell table:formula="of:= 0.000000746848233195725*[.A35]*[.A35]*[.A35]-0.0004911224*[.A35]*[.A35]+0.0906473659*[.A35]-0.4119990306" office:value-type="float" office:value="3.84739240194384" calcext:value-type="float">
            <text:p>3,8473924019</text:p>
          </table:table-cell>
          <table:table-cell table:formula="of:=[.B35]-[.G35]" office:value-type="float" office:value="0.012607598056162" calcext:value-type="float">
            <text:p>0,0126075981</text:p>
          </table:table-cell>
          <table:table-cell table:number-columns-repeated="2"/>
          <table:table-cell table:formula="of:=6.3253112423*[.B35]*[.B35]*[.B35]-57.5722331623*[.B35]*[.B35]+194.9223589084*[.B35]-186.5170899644" office:value-type="float" office:value="71.8641547061031" calcext:value-type="float">
            <text:p>71,8641547061</text:p>
          </table:table-cell>
          <table:table-cell table:formula="of:=[.A35]-[.K35]" office:value-type="float" office:value="0.135845293896921" calcext:value-type="float">
            <text:p>0,13584529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89" calcext:value-type="float">
            <text:p>3,89</text:p>
          </table:table-cell>
          <table:table-cell/>
          <table:table-cell table:formula="of:=-0.0003242018*[.A36]*[.A36]+0.0787922705*[.A36]-0.1464283877" office:value-type="float" office:value="3.8777359666" calcext:value-type="float">
            <text:p>3,8777359666</text:p>
          </table:table-cell>
          <table:table-cell table:formula="of:=[.B36]-[.D36]" office:value-type="float" office:value="0.012264033400001" calcext:value-type="float">
            <text:p>0,0122640334</text:p>
          </table:table-cell>
          <table:table-cell/>
          <table:table-cell table:formula="of:= 0.000000746848233195725*[.A36]*[.A36]*[.A36]-0.0004911224*[.A36]*[.A36]+0.0906473659*[.A36]-0.4119990306" office:value-type="float" office:value="3.8786040696331" calcext:value-type="float">
            <text:p>3,8786040696</text:p>
          </table:table-cell>
          <table:table-cell table:formula="of:=[.B36]-[.G36]" office:value-type="float" office:value="0.0113959303668993" calcext:value-type="float">
            <text:p>0,0113959304</text:p>
          </table:table-cell>
          <table:table-cell table:number-columns-repeated="2"/>
          <table:table-cell table:formula="of:=6.3253112423*[.B36]*[.B36]*[.B36]-57.5722331623*[.B36]*[.B36]+194.9223589084*[.B36]-186.5170899644" office:value-type="float" office:value="72.8743891050107" calcext:value-type="float">
            <text:p>72,874389105</text:p>
          </table:table-cell>
          <table:table-cell table:formula="of:=[.A36]-[.K36]" office:value-type="float" office:value="0.125610894989336" calcext:value-type="float">
            <text:p>0,1256108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92" calcext:value-type="float">
            <text:p>3,92</text:p>
          </table:table-cell>
          <table:table-cell/>
          <table:table-cell table:formula="of:=-0.0003242018*[.A37]*[.A37]+0.0787922705*[.A37]-0.1464283877" office:value-type="float" office:value="3.9088705725" calcext:value-type="float">
            <text:p>3,9088705725</text:p>
          </table:table-cell>
          <table:table-cell table:formula="of:=[.B37]-[.D37]" office:value-type="float" office:value="0.0111294275000007" calcext:value-type="float">
            <text:p>0,0111294275</text:p>
          </table:table-cell>
          <table:table-cell/>
          <table:table-cell table:formula="of:= 0.000000746848233195725*[.A37]*[.A37]*[.A37]-0.0004911224*[.A37]*[.A37]+0.0906473659*[.A37]-0.4119990306" office:value-type="float" office:value="3.9091606120485" calcext:value-type="float">
            <text:p>3,909160612</text:p>
          </table:table-cell>
          <table:table-cell table:formula="of:=[.B37]-[.G37]" office:value-type="float" office:value="0.0108393879514961" calcext:value-type="float">
            <text:p>0,010839388</text:p>
          </table:table-cell>
          <table:table-cell table:number-columns-repeated="2"/>
          <table:table-cell table:formula="of:=6.3253112423*[.B37]*[.B37]*[.B37]-57.5722331623*[.B37]*[.B37]+194.9223589084*[.B37]-186.5170899644" office:value-type="float" office:value="73.913862972182" calcext:value-type="float">
            <text:p>73,9138629722</text:p>
          </table:table-cell>
          <table:table-cell table:formula="of:=[.A37]-[.K37]" office:value-type="float" office:value="0.0861370278180402" calcext:value-type="float">
            <text:p>0,08613702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95" calcext:value-type="float">
            <text:p>3,95</text:p>
          </table:table-cell>
          <table:table-cell/>
          <table:table-cell table:formula="of:=-0.0003242018*[.A38]*[.A38]+0.0787922705*[.A38]-0.1464283877" office:value-type="float" office:value="3.9393567748" calcext:value-type="float">
            <text:p>3,9393567748</text:p>
          </table:table-cell>
          <table:table-cell table:formula="of:=[.B38]-[.D38]" office:value-type="float" office:value="0.0106432252000004" calcext:value-type="float">
            <text:p>0,0106432252</text:p>
          </table:table-cell>
          <table:table-cell/>
          <table:table-cell table:formula="of:= 0.000000746848233195725*[.A38]*[.A38]*[.A38]-0.0004911224*[.A38]*[.A38]+0.0906473659*[.A38]-0.4119990306" office:value-type="float" office:value="3.93906651027945" calcext:value-type="float">
            <text:p>3,9390665103</text:p>
          </table:table-cell>
          <table:table-cell table:formula="of:=[.B38]-[.G38]" office:value-type="float" office:value="0.010933489720554" calcext:value-type="float">
            <text:p>0,0109334897</text:p>
          </table:table-cell>
          <table:table-cell table:number-columns-repeated="2"/>
          <table:table-cell table:formula="of:=6.3253112423*[.B38]*[.B38]*[.B38]-57.5722331623*[.B38]*[.B38]+194.9223589084*[.B38]-186.5170899644" office:value-type="float" office:value="74.9836010080379" calcext:value-type="float">
            <text:p>74,983601008</text:p>
          </table:table-cell>
          <table:table-cell table:formula="of:=[.A38]-[.K38]" office:value-type="float" office:value="0.0163989919620917" calcext:value-type="float">
            <text:p>0,0163989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98" calcext:value-type="float">
            <text:p>3,98</text:p>
          </table:table-cell>
          <table:table-cell/>
          <table:table-cell table:formula="of:=-0.0003242018*[.A39]*[.A39]+0.0787922705*[.A39]-0.1464283877" office:value-type="float" office:value="3.9691945735" calcext:value-type="float">
            <text:p>3,9691945735</text:p>
          </table:table-cell>
          <table:table-cell table:formula="of:=[.B39]-[.D39]" office:value-type="float" office:value="0.0108054265000002" calcext:value-type="float">
            <text:p>0,0108054265</text:p>
          </table:table-cell>
          <table:table-cell/>
          <table:table-cell table:formula="of:= 0.000000746848233195725*[.A39]*[.A39]*[.A39]-0.0004911224*[.A39]*[.A39]+0.0906473659*[.A39]-0.4119990306" office:value-type="float" office:value="3.96832624541533" calcext:value-type="float">
            <text:p>3,9683262454</text:p>
          </table:table-cell>
          <table:table-cell table:formula="of:=[.B39]-[.G39]" office:value-type="float" office:value="0.0116737545846739" calcext:value-type="float">
            <text:p>0,0116737546</text:p>
          </table:table-cell>
          <table:table-cell table:number-columns-repeated="2"/>
          <table:table-cell table:formula="of:=6.3253112423*[.B39]*[.B39]*[.B39]-57.5722331623*[.B39]*[.B39]+194.9223589084*[.B39]-186.5170899644" office:value-type="float" office:value="76.0846279130001" calcext:value-type="float">
            <text:p>76,084627913</text:p>
          </table:table-cell>
          <table:table-cell table:formula="of:=[.A39]-[.K39]" office:value-type="float" office:value="-0.0846279130001335" calcext:value-type="float">
            <text:p>-0,0846279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/>
          <table:table-cell table:formula="of:=-0.0003242018*[.A40]*[.A40]+0.0787922705*[.A40]-0.1464283877" office:value-type="float" office:value="3.9983839686" calcext:value-type="float">
            <text:p>3,9983839686</text:p>
          </table:table-cell>
          <table:table-cell table:formula="of:=[.B40]-[.D40]" office:value-type="float" office:value="0.00161603139999977" calcext:value-type="float">
            <text:p>0,0016160314</text:p>
          </table:table-cell>
          <table:table-cell/>
          <table:table-cell table:formula="of:= 0.000000746848233195725*[.A40]*[.A40]*[.A40]-0.0004911224*[.A40]*[.A40]+0.0906473659*[.A40]-0.4119990306" office:value-type="float" office:value="3.99694429854554" calcext:value-type="float">
            <text:p>3,9969442985</text:p>
          </table:table-cell>
          <table:table-cell table:formula="of:=[.B40]-[.G40]" office:value-type="float" office:value="0.00305570145445655" calcext:value-type="float">
            <text:p>0,0030557015</text:p>
          </table:table-cell>
          <table:table-cell table:number-columns-repeated="2"/>
          <table:table-cell table:formula="of:=6.3253112423*[.B40]*[.B40]*[.B40]-57.5722331623*[.B40]*[.B40]+194.9223589084*[.B40]-186.5170899644" office:value-type="float" office:value="76.8365345796" calcext:value-type="float">
            <text:p>76,8365345796</text:p>
          </table:table-cell>
          <table:table-cell table:formula="of:=[.A40]-[.K40]" office:value-type="float" office:value="0.163465420399973" calcext:value-type="float">
            <text:p>0,16346542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03" calcext:value-type="float">
            <text:p>4,03</text:p>
          </table:table-cell>
          <table:table-cell/>
          <table:table-cell table:formula="of:=-0.0003242018*[.A41]*[.A41]+0.0787922705*[.A41]-0.1464283877" office:value-type="float" office:value="4.0269249601" calcext:value-type="float">
            <text:p>4,0269249601</text:p>
          </table:table-cell>
          <table:table-cell table:formula="of:=[.B41]-[.D41]" office:value-type="float" office:value="0.00307503990000058" calcext:value-type="float">
            <text:p>0,0030750399</text:p>
          </table:table-cell>
          <table:table-cell/>
          <table:table-cell table:formula="of:= 0.000000746848233195725*[.A41]*[.A41]*[.A41]-0.0004911224*[.A41]*[.A41]+0.0906473659*[.A41]-0.4119990306" office:value-type="float" office:value="4.0249251507595" calcext:value-type="float">
            <text:p>4,0249251508</text:p>
          </table:table-cell>
          <table:table-cell table:formula="of:=[.B41]-[.G41]" office:value-type="float" office:value="0.00507484924050239" calcext:value-type="float">
            <text:p>0,0050748492</text:p>
          </table:table-cell>
          <table:table-cell table:number-columns-repeated="2"/>
          <table:table-cell table:formula="of:=6.3253112423*[.B41]*[.B41]*[.B41]-57.5722331623*[.B41]*[.B41]+194.9223589084*[.B41]-186.5170899644" office:value-type="float" office:value="77.9919867117863" calcext:value-type="float">
            <text:p>77,9919867118</text:p>
          </table:table-cell>
          <table:table-cell table:formula="of:=[.A41]-[.K41]" office:value-type="float" office:value="0.00801328821370362" calcext:value-type="float">
            <text:p>0,00801328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06" calcext:value-type="float">
            <text:p>4,06</text:p>
          </table:table-cell>
          <table:table-cell/>
          <table:table-cell table:formula="of:=-0.0003242018*[.A42]*[.A42]+0.0787922705*[.A42]-0.1464283877" office:value-type="float" office:value="4.054817548" calcext:value-type="float">
            <text:p>4,054817548</text:p>
          </table:table-cell>
          <table:table-cell table:formula="of:=[.B42]-[.D42]" office:value-type="float" office:value="0.00518245200000056" calcext:value-type="float">
            <text:p>0,005182452</text:p>
          </table:table-cell>
          <table:table-cell/>
          <table:table-cell table:formula="of:= 0.000000746848233195725*[.A42]*[.A42]*[.A42]-0.0004911224*[.A42]*[.A42]+0.0906473659*[.A42]-0.4119990306" office:value-type="float" office:value="4.05227328314659" calcext:value-type="float">
            <text:p>4,0522732831</text:p>
          </table:table-cell>
          <table:table-cell table:formula="of:=[.B42]-[.G42]" office:value-type="float" office:value="0.00772671685341209" calcext:value-type="float">
            <text:p>0,0077267169</text:p>
          </table:table-cell>
          <table:table-cell table:number-columns-repeated="2"/>
          <table:table-cell table:formula="of:=6.3253112423*[.B42]*[.B42]*[.B42]-57.5722331623*[.B42]*[.B42]+194.9223589084*[.B42]-186.5170899644" office:value-type="float" office:value="79.1814602475353" calcext:value-type="float">
            <text:p>79,1814602475</text:p>
          </table:table-cell>
          <table:table-cell table:formula="of:=[.A42]-[.K42]" office:value-type="float" office:value="-0.181460247535313" calcext:value-type="float">
            <text:p>-0,18146024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8" calcext:value-type="float">
            <text:p>4,08</text:p>
          </table:table-cell>
          <table:table-cell/>
          <table:table-cell table:formula="of:=-0.0003242018*[.A43]*[.A43]+0.0787922705*[.A43]-0.1464283877" office:value-type="float" office:value="4.0820617323" calcext:value-type="float">
            <text:p>4,0820617323</text:p>
          </table:table-cell>
          <table:table-cell table:formula="of:=[.B43]-[.D43]" office:value-type="float" office:value="-0.00206173229999962" calcext:value-type="float">
            <text:p>-0,0020617323</text:p>
          </table:table-cell>
          <table:table-cell/>
          <table:table-cell table:formula="of:= 0.000000746848233195725*[.A43]*[.A43]*[.A43]-0.0004911224*[.A43]*[.A43]+0.0906473659*[.A43]-0.4119990306" office:value-type="float" office:value="4.07899317679621" calcext:value-type="float">
            <text:p>4,0789931768</text:p>
          </table:table-cell>
          <table:table-cell table:formula="of:=[.B43]-[.G43]" office:value-type="float" office:value="0.00100682320378898" calcext:value-type="float">
            <text:p>0,0010068232</text:p>
          </table:table-cell>
          <table:table-cell table:number-columns-repeated="2"/>
          <table:table-cell table:formula="of:=6.3253112423*[.B43]*[.B43]*[.B43]-57.5722331623*[.B43]*[.B43]+194.9223589084*[.B43]-186.5170899644" office:value-type="float" office:value="79.993849409358" calcext:value-type="float">
            <text:p>79,9938494094</text:p>
          </table:table-cell>
          <table:table-cell table:formula="of:=[.A43]-[.K43]" office:value-type="float" office:value="0.00615059064199386" calcext:value-type="float">
            <text:p>0,00615059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1" calcext:value-type="float">
            <text:p>4,1</text:p>
          </table:table-cell>
          <table:table-cell/>
          <table:table-cell table:formula="of:=-0.0003242018*[.A44]*[.A44]+0.0787922705*[.A44]-0.1464283877" office:value-type="float" office:value="4.108657513" calcext:value-type="float">
            <text:p>4,108657513</text:p>
          </table:table-cell>
          <table:table-cell table:formula="of:=[.B44]-[.D44]" office:value-type="float" office:value="-0.00865751299999928" calcext:value-type="float">
            <text:p>-0,008657513</text:p>
          </table:table-cell>
          <table:table-cell/>
          <table:table-cell table:formula="of:= 0.000000746848233195725*[.A44]*[.A44]*[.A44]-0.0004911224*[.A44]*[.A44]+0.0906473659*[.A44]-0.4119990306" office:value-type="float" office:value="4.10508931279777" calcext:value-type="float">
            <text:p>4,1050893128</text:p>
          </table:table-cell>
          <table:table-cell table:formula="of:=[.B44]-[.G44]" office:value-type="float" office:value="-0.00508931279776892" calcext:value-type="float">
            <text:p>-0,0050893128</text:p>
          </table:table-cell>
          <table:table-cell table:number-columns-repeated="2"/>
          <table:table-cell table:formula="of:=6.3253112423*[.B44]*[.B44]*[.B44]-57.5722331623*[.B44]*[.B44]+194.9223589084*[.B44]-186.5170899644" office:value-type="float" office:value="80.8221182323353" calcext:value-type="float">
            <text:p>80,8221182323</text:p>
          </table:table-cell>
          <table:table-cell table:formula="of:=[.A44]-[.K44]" office:value-type="float" office:value="0.177881767664701" calcext:value-type="float">
            <text:p>0,17788176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3" calcext:value-type="float">
            <text:p>4,13</text:p>
          </table:table-cell>
          <table:table-cell/>
          <table:table-cell table:formula="of:=-0.0003242018*[.A45]*[.A45]+0.0787922705*[.A45]-0.1464283877" office:value-type="float" office:value="4.1346048901" calcext:value-type="float">
            <text:p>4,1346048901</text:p>
          </table:table-cell>
          <table:table-cell table:formula="of:=[.B45]-[.D45]" office:value-type="float" office:value="-0.00460489009999865" calcext:value-type="float">
            <text:p>-0,0046048901</text:p>
          </table:table-cell>
          <table:table-cell/>
          <table:table-cell table:formula="of:= 0.000000746848233195725*[.A45]*[.A45]*[.A45]-0.0004911224*[.A45]*[.A45]+0.0906473659*[.A45]-0.4119990306" office:value-type="float" office:value="4.13056617224066" calcext:value-type="float">
            <text:p>4,1305661722</text:p>
          </table:table-cell>
          <table:table-cell table:formula="of:=[.B45]-[.G45]" office:value-type="float" office:value="-0.000566172240660023" calcext:value-type="float">
            <text:p>-0,0005661722</text:p>
          </table:table-cell>
          <table:table-cell table:number-columns-repeated="2"/>
          <table:table-cell table:formula="of:=6.3253112423*[.B45]*[.B45]*[.B45]-57.5722331623*[.B45]*[.B45]+194.9223589084*[.B45]-186.5170899644" office:value-type="float" office:value="82.094959989147" calcext:value-type="float">
            <text:p>82,0949599891</text:p>
          </table:table-cell>
          <table:table-cell table:formula="of:=[.A45]-[.K45]" office:value-type="float" office:value="-0.0949599891469575" calcext:value-type="float">
            <text:p>-0,09495998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15" calcext:value-type="float">
            <text:p>4,15</text:p>
          </table:table-cell>
          <table:table-cell/>
          <table:table-cell table:formula="of:=-0.0003242018*[.A46]*[.A46]+0.0787922705*[.A46]-0.1464283877" office:value-type="float" office:value="4.1599038636" calcext:value-type="float">
            <text:p>4,1599038636</text:p>
          </table:table-cell>
          <table:table-cell table:formula="of:=[.B46]-[.D46]" office:value-type="float" office:value="-0.00990386359999906" calcext:value-type="float">
            <text:p>-0,0099038636</text:p>
          </table:table-cell>
          <table:table-cell/>
          <table:table-cell table:formula="of:= 0.000000746848233195725*[.A46]*[.A46]*[.A46]-0.0004911224*[.A46]*[.A46]+0.0906473659*[.A46]-0.4119990306" office:value-type="float" office:value="4.15542823621428" calcext:value-type="float">
            <text:p>4,1554282362</text:p>
          </table:table-cell>
          <table:table-cell table:formula="of:=[.B46]-[.G46]" office:value-type="float" office:value="-0.0054282362142839" calcext:value-type="float">
            <text:p>-0,0054282362</text:p>
          </table:table-cell>
          <table:table-cell table:number-columns-repeated="2"/>
          <table:table-cell table:formula="of:=6.3253112423*[.B46]*[.B46]*[.B46]-57.5722331623*[.B46]*[.B46]+194.9223589084*[.B46]-186.5170899644" office:value-type="float" office:value="82.964256280372" calcext:value-type="float">
            <text:p>82,9642562804</text:p>
          </table:table-cell>
          <table:table-cell table:formula="of:=[.A46]-[.K46]" office:value-type="float" office:value="0.0357437196279875" calcext:value-type="float">
            <text:p>0,03574371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18" calcext:value-type="float">
            <text:p>4,18</text:p>
          </table:table-cell>
          <table:table-cell/>
          <table:table-cell table:formula="of:=-0.0003242018*[.A47]*[.A47]+0.0787922705*[.A47]-0.1464283877" office:value-type="float" office:value="4.1845544335" calcext:value-type="float">
            <text:p>4,1845544335</text:p>
          </table:table-cell>
          <table:table-cell table:formula="of:=[.B47]-[.D47]" office:value-type="float" office:value="-0.00455443349999918" calcext:value-type="float">
            <text:p>-0,0045544335</text:p>
          </table:table-cell>
          <table:table-cell/>
          <table:table-cell table:formula="of:= 0.000000746848233195725*[.A47]*[.A47]*[.A47]-0.0004911224*[.A47]*[.A47]+0.0906473659*[.A47]-0.4119990306" office:value-type="float" office:value="4.17967998580804" calcext:value-type="float">
            <text:p>4,1796799858</text:p>
          </table:table-cell>
          <table:table-cell table:formula="of:=[.B47]-[.G47]" office:value-type="float" office:value="0.000320014191960816" calcext:value-type="float">
            <text:p>0,0003200142</text:p>
          </table:table-cell>
          <table:table-cell table:number-columns-repeated="2"/>
          <table:table-cell table:formula="of:=6.3253112423*[.B47]*[.B47]*[.B47]-57.5722331623*[.B47]*[.B47]+194.9223589084*[.B47]-186.5170899644" office:value-type="float" office:value="84.3000624345848" calcext:value-type="float">
            <text:p>84,3000624346</text:p>
          </table:table-cell>
          <table:table-cell table:formula="of:=[.A47]-[.K47]" office:value-type="float" office:value="-0.300062434584845" calcext:value-type="float">
            <text:p>-0,30006243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-0.0003242018*[.A48]*[.A48]+0.0787922705*[.A48]-0.1464283877" office:value-type="float" office:value="4.2085565998" calcext:value-type="float">
            <text:p>4,2085565998</text:p>
          </table:table-cell>
          <table:table-cell table:formula="of:=[.B48]-[.D48]" office:value-type="float" office:value="-0.00855659979999857" calcext:value-type="float">
            <text:p>-0,0085565998</text:p>
          </table:table-cell>
          <table:table-cell/>
          <table:table-cell table:formula="of:= 0.000000746848233195725*[.A48]*[.A48]*[.A48]-0.0004911224*[.A48]*[.A48]+0.0906473659*[.A48]-0.4119990306" office:value-type="float" office:value="4.20332590211133" calcext:value-type="float">
            <text:p>4,2033259021</text:p>
          </table:table-cell>
          <table:table-cell table:formula="of:=[.B48]-[.G48]" office:value-type="float" office:value="-0.00332590211132455" calcext:value-type="float">
            <text:p>-0,0033259021</text:p>
          </table:table-cell>
          <table:table-cell table:number-columns-repeated="2"/>
          <table:table-cell table:formula="of:=6.3253112423*[.B48]*[.B48]*[.B48]-57.5722331623*[.B48]*[.B48]+194.9223589084*[.B48]-186.5170899644" office:value-type="float" office:value="85.2122837874304" calcext:value-type="float">
            <text:p>85,2122837874</text:p>
          </table:table-cell>
          <table:table-cell table:formula="of:=[.A48]-[.K48]" office:value-type="float" office:value="-0.212283787430408" calcext:value-type="float">
            <text:p>-0,21228378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22" calcext:value-type="float">
            <text:p>4,22</text:p>
          </table:table-cell>
          <table:table-cell/>
          <table:table-cell table:formula="of:=-0.0003242018*[.A49]*[.A49]+0.0787922705*[.A49]-0.1464283877" office:value-type="float" office:value="4.2319103625" calcext:value-type="float">
            <text:p>4,2319103625</text:p>
          </table:table-cell>
          <table:table-cell table:formula="of:=[.B49]-[.D49]" office:value-type="float" office:value="-0.0119103624999992" calcext:value-type="float">
            <text:p>-0,0119103625</text:p>
          </table:table-cell>
          <table:table-cell/>
          <table:table-cell table:formula="of:= 0.000000746848233195725*[.A49]*[.A49]*[.A49]-0.0004911224*[.A49]*[.A49]+0.0906473659*[.A49]-0.4119990306" office:value-type="float" office:value="4.22637046621354" calcext:value-type="float">
            <text:p>4,2263704662</text:p>
          </table:table-cell>
          <table:table-cell table:formula="of:=[.B49]-[.G49]" office:value-type="float" office:value="-0.00637046621354109" calcext:value-type="float">
            <text:p>-0,0063704662</text:p>
          </table:table-cell>
          <table:table-cell table:number-columns-repeated="2"/>
          <table:table-cell table:formula="of:=6.3253112423*[.B49]*[.B49]*[.B49]-57.5722331623*[.B49]*[.B49]+194.9223589084*[.B49]-186.5170899644" office:value-type="float" office:value="86.1422064910685" calcext:value-type="float">
            <text:p>86,1422064911</text:p>
          </table:table-cell>
          <table:table-cell table:formula="of:=[.A49]-[.K49]" office:value-type="float" office:value="-0.142206491068521" calcext:value-type="float">
            <text:p>-0,14220649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24" calcext:value-type="float">
            <text:p>4,24</text:p>
          </table:table-cell>
          <table:table-cell/>
          <table:table-cell table:formula="of:=-0.0003242018*[.A50]*[.A50]+0.0787922705*[.A50]-0.1464283877" office:value-type="float" office:value="4.2546157216" calcext:value-type="float">
            <text:p>4,2546157216</text:p>
          </table:table-cell>
          <table:table-cell table:formula="of:=[.B50]-[.D50]" office:value-type="float" office:value="-0.0146157215999985" calcext:value-type="float">
            <text:p>-0,0146157216</text:p>
          </table:table-cell>
          <table:table-cell/>
          <table:table-cell table:formula="of:= 0.000000746848233195725*[.A50]*[.A50]*[.A50]-0.0004911224*[.A50]*[.A50]+0.0906473659*[.A50]-0.4119990306" office:value-type="float" office:value="4.24881815920408" calcext:value-type="float">
            <text:p>4,2488181592</text:p>
          </table:table-cell>
          <table:table-cell table:formula="of:=[.B50]-[.G50]" office:value-type="float" office:value="-0.00881815920408435" calcext:value-type="float">
            <text:p>-0,0088181592</text:p>
          </table:table-cell>
          <table:table-cell table:number-columns-repeated="2"/>
          <table:table-cell table:formula="of:=6.3253112423*[.B50]*[.B50]*[.B50]-57.5722331623*[.B50]*[.B50]+194.9223589084*[.B50]-186.5170899644" office:value-type="float" office:value="87.0901341604391" calcext:value-type="float">
            <text:p>87,0901341604</text:p>
          </table:table-cell>
          <table:table-cell table:formula="of:=[.A50]-[.K50]" office:value-type="float" office:value="-0.0901341604390495" calcext:value-type="float">
            <text:p>-0,09013416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26" calcext:value-type="float">
            <text:p>4,26</text:p>
          </table:table-cell>
          <table:table-cell/>
          <table:table-cell table:formula="of:=-0.0003242018*[.A51]*[.A51]+0.0787922705*[.A51]-0.1464283877" office:value-type="float" office:value="4.2766726771" calcext:value-type="float">
            <text:p>4,2766726771</text:p>
          </table:table-cell>
          <table:table-cell table:formula="of:=[.B51]-[.D51]" office:value-type="float" office:value="-0.016672677099999" calcext:value-type="float">
            <text:p>-0,0166726771</text:p>
          </table:table-cell>
          <table:table-cell/>
          <table:table-cell table:formula="of:= 0.000000746848233195725*[.A51]*[.A51]*[.A51]-0.0004911224*[.A51]*[.A51]+0.0906473659*[.A51]-0.4119990306" office:value-type="float" office:value="4.27067346217236" calcext:value-type="float">
            <text:p>4,2706734622</text:p>
          </table:table-cell>
          <table:table-cell table:formula="of:=[.B51]-[.G51]" office:value-type="float" office:value="-0.010673462172357" calcext:value-type="float">
            <text:p>-0,0106734622</text:p>
          </table:table-cell>
          <table:table-cell table:number-columns-repeated="2"/>
          <table:table-cell table:formula="of:=6.3253112423*[.B51]*[.B51]*[.B51]-57.5722331623*[.B51]*[.B51]+194.9223589084*[.B51]-186.5170899644" office:value-type="float" office:value="88.056370410481" calcext:value-type="float">
            <text:p>88,0563704105</text:p>
          </table:table-cell>
          <table:table-cell table:formula="of:=[.A51]-[.K51]" office:value-type="float" office:value="-0.0563704104809517" calcext:value-type="float">
            <text:p>-0,0563704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29" calcext:value-type="float">
            <text:p>4,29</text:p>
          </table:table-cell>
          <table:table-cell/>
          <table:table-cell table:formula="of:=-0.0003242018*[.A52]*[.A52]+0.0787922705*[.A52]-0.1464283877" office:value-type="float" office:value="4.298081229" calcext:value-type="float">
            <text:p>4,298081229</text:p>
          </table:table-cell>
          <table:table-cell table:formula="of:=[.B52]-[.D52]" office:value-type="float" office:value="-0.00808122899999919" calcext:value-type="float">
            <text:p>-0,008081229</text:p>
          </table:table-cell>
          <table:table-cell/>
          <table:table-cell table:formula="of:= 0.000000746848233195725*[.A52]*[.A52]*[.A52]-0.0004911224*[.A52]*[.A52]+0.0906473659*[.A52]-0.4119990306" office:value-type="float" office:value="4.29194085620776" calcext:value-type="float">
            <text:p>4,2919408562</text:p>
          </table:table-cell>
          <table:table-cell table:formula="of:=[.B52]-[.G52]" office:value-type="float" office:value="-0.0019408562077583" calcext:value-type="float">
            <text:p>-0,0019408562</text:p>
          </table:table-cell>
          <table:table-cell table:number-columns-repeated="2"/>
          <table:table-cell table:formula="of:=6.3253112423*[.B52]*[.B52]*[.B52]-57.5722331623*[.B52]*[.B52]+194.9223589084*[.B52]-186.5170899644" office:value-type="float" office:value="89.5407175319842" calcext:value-type="float">
            <text:p>89,540717532</text:p>
          </table:table-cell>
          <table:table-cell table:formula="of:=[.A52]-[.K52]" office:value-type="float" office:value="-0.540717531984171" calcext:value-type="float">
            <text:p>-0,5407175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31" calcext:value-type="float">
            <text:p>4,31</text:p>
          </table:table-cell>
          <table:table-cell/>
          <table:table-cell table:formula="of:=-0.0003242018*[.A53]*[.A53]+0.0787922705*[.A53]-0.1464283877" office:value-type="float" office:value="4.3188413773" calcext:value-type="float">
            <text:p>4,3188413773</text:p>
          </table:table-cell>
          <table:table-cell table:formula="of:=[.B53]-[.D53]" office:value-type="float" office:value="-0.00884137730000045" calcext:value-type="float">
            <text:p>-0,0088413773</text:p>
          </table:table-cell>
          <table:table-cell/>
          <table:table-cell table:formula="of:= 0.000000746848233195725*[.A53]*[.A53]*[.A53]-0.0004911224*[.A53]*[.A53]+0.0906473659*[.A53]-0.4119990306" office:value-type="float" office:value="4.31262482239968" calcext:value-type="float">
            <text:p>4,3126248224</text:p>
          </table:table-cell>
          <table:table-cell table:formula="of:=[.B53]-[.G53]" office:value-type="float" office:value="-0.00262482239968342" calcext:value-type="float">
            <text:p>-0,0026248224</text:p>
          </table:table-cell>
          <table:table-cell table:number-columns-repeated="2"/>
          <table:table-cell table:formula="of:=6.3253112423*[.B53]*[.B53]*[.B53]-57.5722331623*[.B53]*[.B53]+194.9223589084*[.B53]-186.5170899644" office:value-type="float" office:value="90.5540535490667" calcext:value-type="float">
            <text:p>90,5540535491</text:p>
          </table:table-cell>
          <table:table-cell table:formula="of:=[.A53]-[.K53]" office:value-type="float" office:value="-0.554053549066737" calcext:value-type="float">
            <text:p>-0,55405354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33" calcext:value-type="float">
            <text:p>4,33</text:p>
          </table:table-cell>
          <table:table-cell/>
          <table:table-cell table:formula="of:=-0.0003242018*[.A54]*[.A54]+0.0787922705*[.A54]-0.1464283877" office:value-type="float" office:value="4.338953122" calcext:value-type="float">
            <text:p>4,338953122</text:p>
          </table:table-cell>
          <table:table-cell table:formula="of:=[.B54]-[.D54]" office:value-type="float" office:value="-0.00895312199999854" calcext:value-type="float">
            <text:p>-0,008953122</text:p>
          </table:table-cell>
          <table:table-cell/>
          <table:table-cell table:formula="of:= 0.000000746848233195725*[.A54]*[.A54]*[.A54]-0.0004911224*[.A54]*[.A54]+0.0906473659*[.A54]-0.4119990306" office:value-type="float" office:value="4.33272984183754" calcext:value-type="float">
            <text:p>4,3327298418</text:p>
          </table:table-cell>
          <table:table-cell table:formula="of:=[.B54]-[.G54]" office:value-type="float" office:value="-0.00272984183753611" calcext:value-type="float">
            <text:p>-0,0027298418</text:p>
          </table:table-cell>
          <table:table-cell table:number-columns-repeated="2"/>
          <table:table-cell table:formula="of:=6.3253112423*[.B54]*[.B54]*[.B54]-57.5722331623*[.B54]*[.B54]+194.9223589084*[.B54]-186.5170899644" office:value-type="float" office:value="91.5867607991097" calcext:value-type="float">
            <text:p>91,5867607991</text:p>
          </table:table-cell>
          <table:table-cell table:formula="of:=[.A54]-[.K54]" office:value-type="float" office:value="-0.586760799109641" calcext:value-type="float">
            <text:p>-0,58676079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35" calcext:value-type="float">
            <text:p>4,35</text:p>
          </table:table-cell>
          <table:table-cell/>
          <table:table-cell table:formula="of:=-0.0003242018*[.A55]*[.A55]+0.0787922705*[.A55]-0.1464283877" office:value-type="float" office:value="4.3584164631" calcext:value-type="float">
            <text:p>4,3584164631</text:p>
          </table:table-cell>
          <table:table-cell table:formula="of:=[.B55]-[.D55]" office:value-type="float" office:value="-0.00841646309999966" calcext:value-type="float">
            <text:p>-0,0084164631</text:p>
          </table:table-cell>
          <table:table-cell/>
          <table:table-cell table:formula="of:= 0.000000746848233195725*[.A55]*[.A55]*[.A55]-0.0004911224*[.A55]*[.A55]+0.0906473659*[.A55]-0.4119990306" office:value-type="float" office:value="4.35226039561071" calcext:value-type="float">
            <text:p>4,3522603956</text:p>
          </table:table-cell>
          <table:table-cell table:formula="of:=[.B55]-[.G55]" office:value-type="float" office:value="-0.00226039561071367" calcext:value-type="float">
            <text:p>-0,0022603956</text:p>
          </table:table-cell>
          <table:table-cell table:number-columns-repeated="2"/>
          <table:table-cell table:formula="of:=6.3253112423*[.B55]*[.B55]*[.B55]-57.5722331623*[.B55]*[.B55]+194.9223589084*[.B55]-186.5170899644" office:value-type="float" office:value="92.6391428970527" calcext:value-type="float">
            <text:p>92,6391428971</text:p>
          </table:table-cell>
          <table:table-cell table:formula="of:=[.A55]-[.K55]" office:value-type="float" office:value="-0.63914289705275" calcext:value-type="float">
            <text:p>-0,63914289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37" calcext:value-type="float">
            <text:p>4,37</text:p>
          </table:table-cell>
          <table:table-cell/>
          <table:table-cell table:formula="of:=-0.0003242018*[.A56]*[.A56]+0.0787922705*[.A56]-0.1464283877" office:value-type="float" office:value="4.3772314006" calcext:value-type="float">
            <text:p>4,3772314006</text:p>
          </table:table-cell>
          <table:table-cell table:formula="of:=[.B56]-[.D56]" office:value-type="float" office:value="-0.00723140059999938" calcext:value-type="float">
            <text:p>-0,0072314006</text:p>
          </table:table-cell>
          <table:table-cell/>
          <table:table-cell table:formula="of:= 0.000000746848233195725*[.A56]*[.A56]*[.A56]-0.0004911224*[.A56]*[.A56]+0.0906473659*[.A56]-0.4119990306" office:value-type="float" office:value="4.37122096480861" calcext:value-type="float">
            <text:p>4,3712209648</text:p>
          </table:table-cell>
          <table:table-cell table:formula="of:=[.B56]-[.G56]" office:value-type="float" office:value="-0.00122096480861345" calcext:value-type="float">
            <text:p>-0,0012209648</text:p>
          </table:table-cell>
          <table:table-cell table:number-columns-repeated="2"/>
          <table:table-cell table:formula="of:=6.3253112423*[.B56]*[.B56]*[.B56]-57.5722331623*[.B56]*[.B56]+194.9223589084*[.B56]-186.5170899644" office:value-type="float" office:value="93.7115034578358" calcext:value-type="float">
            <text:p>93,7115034578</text:p>
          </table:table-cell>
          <table:table-cell table:formula="of:=[.A56]-[.K56]" office:value-type="float" office:value="-0.711503457835818" calcext:value-type="float">
            <text:p>-0,71150345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39" calcext:value-type="float">
            <text:p>4,39</text:p>
          </table:table-cell>
          <table:table-cell/>
          <table:table-cell table:formula="of:=-0.0003242018*[.A57]*[.A57]+0.0787922705*[.A57]-0.1464283877" office:value-type="float" office:value="4.3953979345" calcext:value-type="float">
            <text:p>4,3953979345</text:p>
          </table:table-cell>
          <table:table-cell table:formula="of:=[.B57]-[.D57]" office:value-type="float" office:value="-0.00539793449999948" calcext:value-type="float">
            <text:p>-0,0053979345</text:p>
          </table:table-cell>
          <table:table-cell/>
          <table:table-cell table:formula="of:= 0.000000746848233195725*[.A57]*[.A57]*[.A57]-0.0004911224*[.A57]*[.A57]+0.0906473659*[.A57]-0.4119990306" office:value-type="float" office:value="4.38961603052064" calcext:value-type="float">
            <text:p>4,3896160305</text:p>
          </table:table-cell>
          <table:table-cell table:formula="of:=[.B57]-[.G57]" office:value-type="float" office:value="0.000383969479361035" calcext:value-type="float">
            <text:p>0,0003839695</text:p>
          </table:table-cell>
          <table:table-cell table:number-columns-repeated="2"/>
          <table:table-cell table:formula="of:=6.3253112423*[.B57]*[.B57]*[.B57]-57.5722331623*[.B57]*[.B57]+194.9223589084*[.B57]-186.5170899644" office:value-type="float" office:value="94.8041460963981" calcext:value-type="float">
            <text:p>94,8041460964</text:p>
          </table:table-cell>
          <table:table-cell table:formula="of:=[.A57]-[.K57]" office:value-type="float" office:value="-0.804146096398142" calcext:value-type="float">
            <text:p>-0,80414609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-0.0003242018*[.A58]*[.A58]+0.0787922705*[.A58]-0.1464283877" office:value-type="float" office:value="4.4129160648" calcext:value-type="float">
            <text:p>4,4129160648</text:p>
          </table:table-cell>
          <table:table-cell table:formula="of:=[.B58]-[.D58]" office:value-type="float" office:value="-0.0129160647999989" calcext:value-type="float">
            <text:p>-0,0129160648</text:p>
          </table:table-cell>
          <table:table-cell/>
          <table:table-cell table:formula="of:= 0.000000746848233195725*[.A58]*[.A58]*[.A58]-0.0004911224*[.A58]*[.A58]+0.0906473659*[.A58]-0.4119990306" office:value-type="float" office:value="4.40745007383619" calcext:value-type="float">
            <text:p>4,4074500738</text:p>
          </table:table-cell>
          <table:table-cell table:formula="of:=[.B58]-[.G58]" office:value-type="float" office:value="-0.00745007383618468" calcext:value-type="float">
            <text:p>-0,0074500738</text:p>
          </table:table-cell>
          <table:table-cell table:number-columns-repeated="2"/>
          <table:table-cell table:formula="of:=6.3253112423*[.B58]*[.B58]*[.B58]-57.5722331623*[.B58]*[.B58]+194.9223589084*[.B58]-186.5170899644" office:value-type="float" office:value="95.3581680745153" calcext:value-type="float">
            <text:p>95,3581680745</text:p>
          </table:table-cell>
          <table:table-cell table:formula="of:=[.A58]-[.K58]" office:value-type="float" office:value="-0.358168074515277" calcext:value-type="float">
            <text:p>-0,35816807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42" calcext:value-type="float">
            <text:p>4,42</text:p>
          </table:table-cell>
          <table:table-cell/>
          <table:table-cell table:formula="of:=-0.0003242018*[.A59]*[.A59]+0.0787922705*[.A59]-0.1464283877" office:value-type="float" office:value="4.4297857915" calcext:value-type="float">
            <text:p>4,4297857915</text:p>
          </table:table-cell>
          <table:table-cell table:formula="of:=[.B59]-[.D59]" office:value-type="float" office:value="-0.0097857914999997" calcext:value-type="float">
            <text:p>-0,0097857915</text:p>
          </table:table-cell>
          <table:table-cell/>
          <table:table-cell table:formula="of:= 0.000000746848233195725*[.A59]*[.A59]*[.A59]-0.0004911224*[.A59]*[.A59]+0.0906473659*[.A59]-0.4119990306" office:value-type="float" office:value="4.42472757584465" calcext:value-type="float">
            <text:p>4,4247275758</text:p>
          </table:table-cell>
          <table:table-cell table:formula="of:=[.B59]-[.G59]" office:value-type="float" office:value="-0.00472757584465278" calcext:value-type="float">
            <text:p>-0,0047275758</text:p>
          </table:table-cell>
          <table:table-cell table:number-columns-repeated="2"/>
          <table:table-cell table:formula="of:=6.3253112423*[.B59]*[.B59]*[.B59]-57.5722331623*[.B59]*[.B59]+194.9223589084*[.B59]-186.5170899644" office:value-type="float" office:value="96.4818031077585" calcext:value-type="float">
            <text:p>96,4818031078</text:p>
          </table:table-cell>
          <table:table-cell table:formula="of:=[.A59]-[.K59]" office:value-type="float" office:value="-0.481803107758481" calcext:value-type="float">
            <text:p>-0,4818031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43" calcext:value-type="float">
            <text:p>4,43</text:p>
          </table:table-cell>
          <table:table-cell/>
          <table:table-cell table:formula="of:=-0.0003242018*[.A60]*[.A60]+0.0787922705*[.A60]-0.1464283877" office:value-type="float" office:value="4.4460071146" calcext:value-type="float">
            <text:p>4,4460071146</text:p>
          </table:table-cell>
          <table:table-cell table:formula="of:=[.B60]-[.D60]" office:value-type="float" office:value="-0.0160071145999989" calcext:value-type="float">
            <text:p>-0,0160071146</text:p>
          </table:table-cell>
          <table:table-cell/>
          <table:table-cell table:formula="of:= 0.000000746848233195725*[.A60]*[.A60]*[.A60]-0.0004911224*[.A60]*[.A60]+0.0906473659*[.A60]-0.4119990306" office:value-type="float" office:value="4.44145301763544" calcext:value-type="float">
            <text:p>4,4414530176</text:p>
          </table:table-cell>
          <table:table-cell table:formula="of:=[.B60]-[.G60]" office:value-type="float" office:value="-0.0114530176354428" calcext:value-type="float">
            <text:p>-0,0114530176</text:p>
          </table:table-cell>
          <table:table-cell table:number-columns-repeated="2"/>
          <table:table-cell table:formula="of:=6.3253112423*[.B60]*[.B60]*[.B60]-57.5722331623*[.B60]*[.B60]+194.9223589084*[.B60]-186.5170899644" office:value-type="float" office:value="97.0514920666195" calcext:value-type="float">
            <text:p>97,0514920666</text:p>
          </table:table-cell>
          <table:table-cell table:formula="of:=[.A60]-[.K60]" office:value-type="float" office:value="-0.0514920666194598" calcext:value-type="float">
            <text:p>-0,05149206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45" calcext:value-type="float">
            <text:p>4,45</text:p>
          </table:table-cell>
          <table:table-cell/>
          <table:table-cell table:formula="of:=-0.0003242018*[.A61]*[.A61]+0.0787922705*[.A61]-0.1464283877" office:value-type="float" office:value="4.4615800341" calcext:value-type="float">
            <text:p>4,4615800341</text:p>
          </table:table-cell>
          <table:table-cell table:formula="of:=[.B61]-[.D61]" office:value-type="float" office:value="-0.0115800340999987" calcext:value-type="float">
            <text:p>-0,0115800341</text:p>
          </table:table-cell>
          <table:table-cell/>
          <table:table-cell table:formula="of:= 0.000000746848233195725*[.A61]*[.A61]*[.A61]-0.0004911224*[.A61]*[.A61]+0.0906473659*[.A61]-0.4119990306" office:value-type="float" office:value="4.45763088029795" calcext:value-type="float">
            <text:p>4,4576308803</text:p>
          </table:table-cell>
          <table:table-cell table:formula="of:=[.B61]-[.G61]" office:value-type="float" office:value="-0.00763088029795078" calcext:value-type="float">
            <text:p>-0,0076308803</text:p>
          </table:table-cell>
          <table:table-cell table:number-columns-repeated="2"/>
          <table:table-cell table:formula="of:=6.3253112423*[.B61]*[.B61]*[.B61]-57.5722331623*[.B61]*[.B61]+194.9223589084*[.B61]-186.5170899644" office:value-type="float" office:value="98.206802628158" calcext:value-type="float">
            <text:p>98,2068026282</text:p>
          </table:table-cell>
          <table:table-cell table:formula="of:=[.A61]-[.K61]" office:value-type="float" office:value="-0.206802628157959" calcext:value-type="float">
            <text:p>-0,20680262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47" calcext:value-type="float">
            <text:p>4,47</text:p>
          </table:table-cell>
          <table:table-cell/>
          <table:table-cell table:formula="of:=-0.0003242018*[.A62]*[.A62]+0.0787922705*[.A62]-0.1464283877" office:value-type="float" office:value="4.47650455" calcext:value-type="float">
            <text:p>4,47650455</text:p>
          </table:table-cell>
          <table:table-cell table:formula="of:=[.B62]-[.D62]" office:value-type="float" office:value="-0.00650454999999894" calcext:value-type="float">
            <text:p>-0,00650455</text:p>
          </table:table-cell>
          <table:table-cell/>
          <table:table-cell table:formula="of:= 0.000000746848233195725*[.A62]*[.A62]*[.A62]-0.0004911224*[.A62]*[.A62]+0.0906473659*[.A62]-0.4119990306" office:value-type="float" office:value="4.47326564492158" calcext:value-type="float">
            <text:p>4,4732656449</text:p>
          </table:table-cell>
          <table:table-cell table:formula="of:=[.B62]-[.G62]" office:value-type="float" office:value="-0.00326564492157999" calcext:value-type="float">
            <text:p>-0,0032656449</text:p>
          </table:table-cell>
          <table:table-cell table:number-columns-repeated="2"/>
          <table:table-cell table:formula="of:=6.3253112423*[.B62]*[.B62]*[.B62]-57.5722331623*[.B62]*[.B62]+194.9223589084*[.B62]-186.5170899644" office:value-type="float" office:value="99.3836097272341" calcext:value-type="float">
            <text:p>99,3836097272</text:p>
          </table:table-cell>
          <table:table-cell table:formula="of:=[.A62]-[.K62]" office:value-type="float" office:value="-0.383609727234045" calcext:value-type="float">
            <text:p>-0,38360972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,49</text:p>
          </table:table-cell>
          <table:table-cell/>
          <table:table-cell table:formula="of:=-0.0003242018*[.A63]*[.A63]+0.0787922705*[.A63]-0.1464283877" office:value-type="float" office:value="4.4907806623" calcext:value-type="float">
            <text:p>4,4907806623</text:p>
          </table:table-cell>
          <table:table-cell table:formula="of:=[.B63]-[.D63]" office:value-type="float" office:value="-0.000780662299998625" calcext:value-type="float">
            <text:p>-0,0007806623</text:p>
          </table:table-cell>
          <table:table-cell/>
          <table:table-cell table:formula="of:= 0.000000746848233195725*[.A63]*[.A63]*[.A63]-0.0004911224*[.A63]*[.A63]+0.0906473659*[.A63]-0.4119990306" office:value-type="float" office:value="4.48836179259572" calcext:value-type="float">
            <text:p>4,4883617926</text:p>
          </table:table-cell>
          <table:table-cell table:formula="of:=[.B63]-[.G63]" office:value-type="float" office:value="0.00163820740427578" calcext:value-type="float">
            <text:p>0,0016382074</text:p>
          </table:table-cell>
          <table:table-cell table:number-columns-repeated="2"/>
          <table:table-cell table:formula="of:=6.3253112423*[.B63]*[.B63]*[.B63]-57.5722331623*[.B63]*[.B63]+194.9223589084*[.B63]-186.5170899644" office:value-type="float" office:value="100.582216978788" calcext:value-type="float">
            <text:p>100,5822169788</text:p>
          </table:table-cell>
          <table:table-cell table:formula="of:=[.A63]-[.K63]" office:value-type="float" office:value="-0.582216978787812" calcext:value-type="float">
            <text:p>-0,58221697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-0.0003242018*[.A64]*[.A64]+0.0787922705*[.A64]-0.1464283877" office:value-type="float" office:value="4.504408371" calcext:value-type="float">
            <text:p>4,504408371</text:p>
          </table:table-cell>
          <table:table-cell table:formula="of:=[.B64]-[.D64]" office:value-type="float" office:value="-0.00440837099999847" calcext:value-type="float">
            <text:p>-0,004408371</text:p>
          </table:table-cell>
          <table:table-cell/>
          <table:table-cell table:formula="of:= 0.000000746848233195725*[.A64]*[.A64]*[.A64]-0.0004911224*[.A64]*[.A64]+0.0906473659*[.A64]-0.4119990306" office:value-type="float" office:value="4.50292380440979" calcext:value-type="float">
            <text:p>4,5029238044</text:p>
          </table:table-cell>
          <table:table-cell table:formula="of:=[.B64]-[.G64]" office:value-type="float" office:value="-0.00292380440978857" calcext:value-type="float">
            <text:p>-0,0029238044</text:p>
          </table:table-cell>
          <table:table-cell table:number-columns-repeated="2"/>
          <table:table-cell table:formula="of:=6.3253112423*[.B64]*[.B64]*[.B64]-57.5722331623*[.B64]*[.B64]+194.9223589084*[.B64]-186.5170899644" office:value-type="float" office:value="101.189790541412" calcext:value-type="float">
            <text:p>101,1897905414</text:p>
          </table:table-cell>
          <table:table-cell table:formula="of:=[.A64]-[.K64]" office:value-type="float" office:value="-0.189790541412492" calcext:value-type="float">
            <text:p>-0,18979054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52" calcext:value-type="float">
            <text:p>4,52</text:p>
          </table:table-cell>
          <table:table-cell/>
          <table:table-cell table:formula="of:=-0.0003242018*[.A65]*[.A65]+0.0787922705*[.A65]-0.1464283877" office:value-type="float" office:value="4.5173876761" calcext:value-type="float">
            <text:p>4,5173876761</text:p>
          </table:table-cell>
          <table:table-cell table:formula="of:=[.B65]-[.D65]" office:value-type="float" office:value="0.0026123239000011" calcext:value-type="float">
            <text:p>0,0026123239</text:p>
          </table:table-cell>
          <table:table-cell/>
          <table:table-cell table:formula="of:= 0.000000746848233195725*[.A65]*[.A65]*[.A65]-0.0004911224*[.A65]*[.A65]+0.0906473659*[.A65]-0.4119990306" office:value-type="float" office:value="4.51695616145317" calcext:value-type="float">
            <text:p>4,5169561615</text:p>
          </table:table-cell>
          <table:table-cell table:formula="of:=[.B65]-[.G65]" office:value-type="float" office:value="0.0030438385468301" calcext:value-type="float">
            <text:p>0,0030438385</text:p>
          </table:table-cell>
          <table:table-cell table:number-columns-repeated="2"/>
          <table:table-cell table:formula="of:=6.3253112423*[.B65]*[.B65]*[.B65]-57.5722331623*[.B65]*[.B65]+194.9223589084*[.B65]-186.5170899644" office:value-type="float" office:value="102.421667299694" calcext:value-type="float">
            <text:p>102,4216672997</text:p>
          </table:table-cell>
          <table:table-cell table:formula="of:=[.A65]-[.K65]" office:value-type="float" office:value="-0.42166729969432" calcext:value-type="float">
            <text:p>-0,42166729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53" calcext:value-type="float">
            <text:p>4,53</text:p>
          </table:table-cell>
          <table:table-cell/>
          <table:table-cell table:formula="of:=-0.0003242018*[.A66]*[.A66]+0.0787922705*[.A66]-0.1464283877" office:value-type="float" office:value="4.5297185776" calcext:value-type="float">
            <text:p>4,5297185776</text:p>
          </table:table-cell>
          <table:table-cell table:formula="of:=[.B66]-[.D66]" office:value-type="float" office:value="0.000281422400001397" calcext:value-type="float">
            <text:p>0,0002814224</text:p>
          </table:table-cell>
          <table:table-cell/>
          <table:table-cell table:formula="of:= 0.000000746848233195725*[.A66]*[.A66]*[.A66]-0.0004911224*[.A66]*[.A66]+0.0906473659*[.A66]-0.4119990306" office:value-type="float" office:value="4.53046334481526" calcext:value-type="float">
            <text:p>4,5304633448</text:p>
          </table:table-cell>
          <table:table-cell table:formula="of:=[.B66]-[.G66]" office:value-type="float" office:value="-0.000463344815264222" calcext:value-type="float">
            <text:p>-0,0004633448</text:p>
          </table:table-cell>
          <table:table-cell table:number-columns-repeated="2"/>
          <table:table-cell table:formula="of:=6.3253112423*[.B66]*[.B66]*[.B66]-57.5722331623*[.B66]*[.B66]+194.9223589084*[.B66]-186.5170899644" office:value-type="float" office:value="103.046046399087" calcext:value-type="float">
            <text:p>103,0460463991</text:p>
          </table:table-cell>
          <table:table-cell table:formula="of:=[.A66]-[.K66]" office:value-type="float" office:value="-0.0460463990867197" calcext:value-type="float">
            <text:p>-0,04604639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54" calcext:value-type="float">
            <text:p>4,54</text:p>
          </table:table-cell>
          <table:table-cell/>
          <table:table-cell table:formula="of:=-0.0003242018*[.A67]*[.A67]+0.0787922705*[.A67]-0.1464283877" office:value-type="float" office:value="4.5414010755" calcext:value-type="float">
            <text:p>4,5414010755</text:p>
          </table:table-cell>
          <table:table-cell table:formula="of:=[.B67]-[.D67]" office:value-type="float" office:value="-0.00140107549999868" calcext:value-type="float">
            <text:p>-0,0014010755</text:p>
          </table:table-cell>
          <table:table-cell/>
          <table:table-cell table:formula="of:= 0.000000746848233195725*[.A67]*[.A67]*[.A67]-0.0004911224*[.A67]*[.A67]+0.0906473659*[.A67]-0.4119990306" office:value-type="float" office:value="4.54344983558548" calcext:value-type="float">
            <text:p>4,5434498356</text:p>
          </table:table-cell>
          <table:table-cell table:formula="of:=[.B67]-[.G67]" office:value-type="float" office:value="-0.00344983558547618" calcext:value-type="float">
            <text:p>-0,0034498356</text:p>
          </table:table-cell>
          <table:table-cell table:number-columns-repeated="2"/>
          <table:table-cell table:formula="of:=6.3253112423*[.B67]*[.B67]*[.B67]-57.5722331623*[.B67]*[.B67]+194.9223589084*[.B67]-186.5170899644" office:value-type="float" office:value="103.676103247803" calcext:value-type="float">
            <text:p>103,6761032478</text:p>
          </table:table-cell>
          <table:table-cell table:formula="of:=[.A67]-[.K67]" office:value-type="float" office:value="0.323896752197072" calcext:value-type="float">
            <text:p>0,32389675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56" calcext:value-type="float">
            <text:p>4,56</text:p>
          </table:table-cell>
          <table:table-cell/>
          <table:table-cell table:formula="of:=-0.0003242018*[.A68]*[.A68]+0.0787922705*[.A68]-0.1464283877" office:value-type="float" office:value="4.5524351698" calcext:value-type="float">
            <text:p>4,5524351698</text:p>
          </table:table-cell>
          <table:table-cell table:formula="of:=[.B68]-[.D68]" office:value-type="float" office:value="0.00756483020000243" calcext:value-type="float">
            <text:p>0,0075648302</text:p>
          </table:table-cell>
          <table:table-cell/>
          <table:table-cell table:formula="of:= 0.000000746848233195725*[.A68]*[.A68]*[.A68]-0.0004911224*[.A68]*[.A68]+0.0906473659*[.A68]-0.4119990306" office:value-type="float" office:value="4.5559201148532" calcext:value-type="float">
            <text:p>4,5559201149</text:p>
          </table:table-cell>
          <table:table-cell table:formula="of:=[.B68]-[.G68]" office:value-type="float" office:value="0.00407988514679847" calcext:value-type="float">
            <text:p>0,0040798851</text:p>
          </table:table-cell>
          <table:table-cell table:number-columns-repeated="2"/>
          <table:table-cell table:formula="of:=6.3253112423*[.B68]*[.B68]*[.B68]-57.5722331623*[.B68]*[.B68]+194.9223589084*[.B68]-186.5170899644" office:value-type="float" office:value="104.953402000678" calcext:value-type="float">
            <text:p>104,9534020007</text:p>
          </table:table-cell>
          <table:table-cell table:formula="of:=[.A68]-[.K68]" office:value-type="float" office:value="0.0465979993221595" calcext:value-type="float">
            <text:p>0,04659799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57" calcext:value-type="float">
            <text:p>4,57</text:p>
          </table:table-cell>
          <table:table-cell/>
          <table:table-cell table:formula="of:=-0.0003242018*[.A69]*[.A69]+0.0787922705*[.A69]-0.1464283877" office:value-type="float" office:value="4.5628208605" calcext:value-type="float">
            <text:p>4,5628208605</text:p>
          </table:table-cell>
          <table:table-cell table:formula="of:=[.B69]-[.D69]" office:value-type="float" office:value="0.0071791395000016" calcext:value-type="float">
            <text:p>0,0071791395</text:p>
          </table:table-cell>
          <table:table-cell/>
          <table:table-cell table:formula="of:= 0.000000746848233195725*[.A69]*[.A69]*[.A69]-0.0004911224*[.A69]*[.A69]+0.0906473659*[.A69]-0.4119990306" office:value-type="float" office:value="4.56787866370784" calcext:value-type="float">
            <text:p>4,5678786637</text:p>
          </table:table-cell>
          <table:table-cell table:formula="of:=[.B69]-[.G69]" office:value-type="float" office:value="0.00212133629216105" calcext:value-type="float">
            <text:p>0,0021213363</text:p>
          </table:table-cell>
          <table:table-cell table:number-columns-repeated="2"/>
          <table:table-cell table:formula="of:=6.3253112423*[.B69]*[.B69]*[.B69]-57.5722331623*[.B69]*[.B69]+194.9223589084*[.B69]-186.5170899644" office:value-type="float" office:value="105.600719808571" calcext:value-type="float">
            <text:p>105,6007198086</text:p>
          </table:table-cell>
          <table:table-cell table:formula="of:=[.A69]-[.K69]" office:value-type="float" office:value="0.399280191428545" calcext:value-type="float">
            <text:p>0,39928019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58" calcext:value-type="float">
            <text:p>4,58</text:p>
          </table:table-cell>
          <table:table-cell/>
          <table:table-cell table:formula="of:=-0.0003242018*[.A70]*[.A70]+0.0787922705*[.A70]-0.1464283877" office:value-type="float" office:value="4.5725581476" calcext:value-type="float">
            <text:p>4,5725581476</text:p>
          </table:table-cell>
          <table:table-cell table:formula="of:=[.B70]-[.D70]" office:value-type="float" office:value="0.00744185240000128" calcext:value-type="float">
            <text:p>0,0074418524</text:p>
          </table:table-cell>
          <table:table-cell/>
          <table:table-cell table:formula="of:= 0.000000746848233195725*[.A70]*[.A70]*[.A70]-0.0004911224*[.A70]*[.A70]+0.0906473659*[.A70]-0.4119990306" office:value-type="float" office:value="4.57932996323879" calcext:value-type="float">
            <text:p>4,5793299632</text:p>
          </table:table-cell>
          <table:table-cell table:formula="of:=[.B70]-[.G70]" office:value-type="float" office:value="0.00067003676120958" calcext:value-type="float">
            <text:p>0,0006700368</text:p>
          </table:table-cell>
          <table:table-cell table:number-columns-repeated="2"/>
          <table:table-cell table:formula="of:=6.3253112423*[.B70]*[.B70]*[.B70]-57.5722331623*[.B70]*[.B70]+194.9223589084*[.B70]-186.5170899644" office:value-type="float" office:value="106.253867173259" calcext:value-type="float">
            <text:p>106,2538671733</text:p>
          </table:table-cell>
          <table:table-cell table:formula="of:=[.A70]-[.K70]" office:value-type="float" office:value="0.746132826741416" calcext:value-type="float">
            <text:p>0,74613282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59" calcext:value-type="float">
            <text:p>4,59</text:p>
          </table:table-cell>
          <table:table-cell/>
          <table:table-cell table:formula="of:=-0.0003242018*[.A71]*[.A71]+0.0787922705*[.A71]-0.1464283877" office:value-type="float" office:value="4.5816470311" calcext:value-type="float">
            <text:p>4,5816470311</text:p>
          </table:table-cell>
          <table:table-cell table:formula="of:=[.B71]-[.D71]" office:value-type="float" office:value="0.00835296890000059" calcext:value-type="float">
            <text:p>0,0083529689</text:p>
          </table:table-cell>
          <table:table-cell/>
          <table:table-cell table:formula="of:= 0.000000746848233195725*[.A71]*[.A71]*[.A71]-0.0004911224*[.A71]*[.A71]+0.0906473659*[.A71]-0.4119990306" office:value-type="float" office:value="4.59027849453545" calcext:value-type="float">
            <text:p>4,5902784945</text:p>
          </table:table-cell>
          <table:table-cell table:formula="of:=[.B71]-[.G71]" office:value-type="float" office:value="-0.000278494535454143" calcext:value-type="float">
            <text:p>-0,0002784945</text:p>
          </table:table-cell>
          <table:table-cell table:number-columns-repeated="2"/>
          <table:table-cell table:formula="of:=6.3253112423*[.B71]*[.B71]*[.B71]-57.5722331623*[.B71]*[.B71]+194.9223589084*[.B71]-186.5170899644" office:value-type="float" office:value="106.912882046608" calcext:value-type="float">
            <text:p>106,9128820466</text:p>
          </table:table-cell>
          <table:table-cell table:formula="of:=[.A71]-[.K71]" office:value-type="float" office:value="1.08711795339246" calcext:value-type="float">
            <text:p>1,08711795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61" calcext:value-type="float">
            <text:p>4,61</text:p>
          </table:table-cell>
          <table:table-cell/>
          <table:table-cell table:formula="of:=-0.0003242018*[.A72]*[.A72]+0.0787922705*[.A72]-0.1464283877" office:value-type="float" office:value="4.590087511" calcext:value-type="float">
            <text:p>4,590087511</text:p>
          </table:table-cell>
          <table:table-cell table:formula="of:=[.B72]-[.D72]" office:value-type="float" office:value="0.019912489000002" calcext:value-type="float">
            <text:p>0,019912489</text:p>
          </table:table-cell>
          <table:table-cell/>
          <table:table-cell table:formula="of:= 0.000000746848233195725*[.A72]*[.A72]*[.A72]-0.0004911224*[.A72]*[.A72]+0.0906473659*[.A72]-0.4119990306" office:value-type="float" office:value="4.60072873868723" calcext:value-type="float">
            <text:p>4,6007287387</text:p>
          </table:table-cell>
          <table:table-cell table:formula="of:=[.B72]-[.G72]" office:value-type="float" office:value="0.00927126131277323" calcext:value-type="float">
            <text:p>0,0092712613</text:p>
          </table:table-cell>
          <table:table-cell table:number-columns-repeated="2"/>
          <table:table-cell table:formula="of:=6.3253112423*[.B72]*[.B72]*[.B72]-57.5722331623*[.B72]*[.B72]+194.9223589084*[.B72]-186.5170899644" office:value-type="float" office:value="108.248666126759" calcext:value-type="float">
            <text:p>108,2486661268</text:p>
          </table:table-cell>
          <table:table-cell table:formula="of:=[.A72]-[.K72]" office:value-type="float" office:value="0.751333873241208" calcext:value-type="float">
            <text:p>0,75133387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62" calcext:value-type="float">
            <text:p>4,62</text:p>
          </table:table-cell>
          <table:table-cell/>
          <table:table-cell table:formula="of:=-0.0003242018*[.A73]*[.A73]+0.0787922705*[.A73]-0.1464283877" office:value-type="float" office:value="4.5978795873" calcext:value-type="float">
            <text:p>4,5978795873</text:p>
          </table:table-cell>
          <table:table-cell table:formula="of:=[.B73]-[.D73]" office:value-type="float" office:value="0.0221204127000005" calcext:value-type="float">
            <text:p>0,0221204127</text:p>
          </table:table-cell>
          <table:table-cell/>
          <table:table-cell table:formula="of:= 0.000000746848233195725*[.A73]*[.A73]*[.A73]-0.0004911224*[.A73]*[.A73]+0.0906473659*[.A73]-0.4119990306" office:value-type="float" office:value="4.61068517678351" calcext:value-type="float">
            <text:p>4,6106851768</text:p>
          </table:table-cell>
          <table:table-cell table:formula="of:=[.B73]-[.G73]" office:value-type="float" office:value="0.00931482321649035" calcext:value-type="float">
            <text:p>0,0093148232</text:p>
          </table:table-cell>
          <table:table-cell table:number-columns-repeated="2"/>
          <table:table-cell table:formula="of:=6.3253112423*[.B73]*[.B73]*[.B73]-57.5722331623*[.B73]*[.B73]+194.9223589084*[.B73]-186.5170899644" office:value-type="float" office:value="108.925511237296" calcext:value-type="float">
            <text:p>108,9255112373</text:p>
          </table:table-cell>
          <table:table-cell table:formula="of:=[.A73]-[.K73]" office:value-type="float" office:value="1.07448876270365" calcext:value-type="float">
            <text:p>1,0744887627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formula="of:=MAX([.E2:.E73])" office:value-type="float" office:value="0.0221204127000005" calcext:value-type="float">
            <text:p>0,0221204127</text:p>
          </table:table-cell>
          <table:table-cell table:number-columns-repeated="2"/>
          <table:table-cell table:formula="of:=MAX([.H2:.H73])" office:value-type="float" office:value="0.0158170844989955" calcext:value-type="float">
            <text:p>0,0158170845</text:p>
          </table:table-cell>
          <table:table-cell table:number-columns-repeated="3"/>
          <table:table-cell table:formula="of:=MAX([.L2:.L73])" office:value-type="float" office:value="1.08711795339246" calcext:value-type="float">
            <text:p>1,0871179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.00.0000</text:date>, <text:time style:data-style-name="N2" text:time-value="10:26:24.89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6-11-04T10:38:15.817000000</dc:date>
    <meta:editing-duration>PT5H24M22S</meta:editing-duration>
    <meta:editing-cycles>42</meta:editing-cycles>
    <meta:generator>LibreOffice/5.1.1.3$Windows_x86 LibreOffice_project/89f508ef3ecebd2cfb8e1def0f0ba9a803b88a6d</meta:generator>
    <meta:document-statistic meta:table-count="1" meta:cell-count="5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714cm" svg:height="21.826cm" xlink:href=".." xlink:type="simple" chart:class="chart:scatter" chart:style-name="ch1">
        <chart:legend chart:legend-position="end" svg:x="34.586cm" svg:y="10.365cm" style:legend-expansion="high" chart:style-name="ch2"/>
        <chart:plot-area chart:style-name="ch3" table:cell-range-address="Tabelle1.B1:Tabelle1.B73 Tabelle1.A2:Tabelle1.A73" chart:data-source-has-labels="row" svg:x="0.423cm" svg:y="0.495cm" svg:width="32.997cm" svg:height="20.953cm">
          <chartooo:coordinate-region svg:x="1.23cm" svg:y="0.694cm" svg:width="32.096cm" svg:height="20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73" chart:label-cell-address="Tabelle1.B1:Tabelle1.B1" chart:class="chart:scatter">
            <chart:domain table:cell-range-address="Tabelle1.B2:Tabelle1.B73"/>
            <chart:regression-curve chart:style-name="ch7">
              <chart:equation chart:display-equation="true" chart:display-r-square="false"/>
            </chart:regression-curve>
            <chart:data-point chart:style-name="ch8"/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nnung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3">
                <text:p>2.43</text:p>
                <draw:g>
                  <svg:desc>Tabelle1.B2:Tabelle1.B73</svg:desc>
                </draw:g>
              </table:table-cell>
              <table:table-cell office:value-type="float" office:value="39">
                <text:p>39</text:p>
                <draw:g>
                  <svg:desc>Tabelle1.A2:Tabelle1.A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8">
                <text:p>2.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">
                <text:p>2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5">
                <text:p>2.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3">
                <text:p>2.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8">
                <text:p>2.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3">
                <text:p>2.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8">
                <text:p>2.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3">
                <text:p>2.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8">
                <text:p>2.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2">
                <text:p>3.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7">
                <text:p>3.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2">
                <text:p>3.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6">
                <text:p>3.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4">
                <text:p>3.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9">
                <text:p>3.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3">
                <text:p>3.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8">
                <text:p>3.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3">
                <text:p>3.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6">
                <text:p>3.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">
                <text:p>3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4">
                <text:p>3.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8">
                <text:p>3.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1">
                <text:p>3.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5">
                <text:p>3.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9">
                <text:p>3.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3">
                <text:p>3.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9">
                <text:p>3.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2">
                <text:p>3.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6">
                <text:p>3.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9">
                <text:p>3.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2">
                <text:p>3.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5">
                <text:p>3.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8">
                <text:p>3.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3">
                <text:p>4.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6">
                <text:p>4.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8">
                <text:p>4.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">
                <text:p>4.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3">
                <text:p>4.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5">
                <text:p>4.1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8">
                <text:p>4.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">
                <text:p>4.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2">
                <text:p>4.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4">
                <text:p>4.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6">
                <text:p>4.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9">
                <text:p>4.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31">
                <text:p>4.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3">
                <text:p>4.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35">
                <text:p>4.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37">
                <text:p>4.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39">
                <text:p>4.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">
                <text:p>4.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42">
                <text:p>4.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43">
                <text:p>4.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5">
                <text:p>4.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7">
                <text:p>4.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49">
                <text:p>4.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5">
                <text:p>4.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2">
                <text:p>4.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3">
                <text:p>4.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4">
                <text:p>4.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6">
                <text:p>4.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7">
                <text:p>4.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58">
                <text:p>4.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59">
                <text:p>4.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1">
                <text:p>4.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62">
                <text:p>4.62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